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ink_1.receiver_i.routed_msg_sub.network" table:style-name="ta1">
        <table:shapes>
          <draw:frame draw:z-index="0" draw:style-name="gr1" draw:text-style-name="P1" svg:width="453.51pt" svg:height="255.09pt" svg:x="552.73pt" svg:y="98.45pt">
            <draw:object draw:notify-on-update-of-ranges="'sink_1.receiver_i.routed_msg_sub.network'.D1:'sink_1.receiver_i.routed_msg_sub.network'.D1 'sink_1.receiver_i.routed_msg_sub.network'.D2:'sink_1.receiver_i.routed_msg_sub.network'.D207 'sink_1.receiver_i.routed_msg_sub.network'.E1:'sink_1.receiver_i.routed_msg_sub.network'.E1 'sink_1.receiver_i.routed_msg_sub.network'.E2:'sink_1.receiver_i.routed_msg_sub.network'.E20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771280.54156" calcext:value-type="float">
            <text:p>1442771280.54156</text:p>
          </table:table-cell>
          <table:table-cell office:value-type="float" office:value="65632" calcext:value-type="float">
            <text:p>65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771280.70627" calcext:value-type="float">
            <text:p>1442771280.70627</text:p>
          </table:table-cell>
          <table:table-cell office:value-type="float" office:value="65632" calcext:value-type="float">
            <text:p>65632</text:p>
          </table:table-cell>
          <table:table-cell table:formula="of:=[.B3]-[.B$2]" office:value-type="float" office:value="0.16470742225647" calcext:value-type="float">
            <text:p>0.1647074223</text:p>
          </table:table-cell>
          <table:table-cell table:formula="of:=[.C3]/([.D3]-[.D2])" office:value-type="float" office:value="398476.274480229" calcext:value-type="float">
            <text:p>398476.2744802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771280.78919" calcext:value-type="float">
            <text:p>1442771280.78919</text:p>
          </table:table-cell>
          <table:table-cell office:value-type="float" office:value="65632" calcext:value-type="float">
            <text:p>65632</text:p>
          </table:table-cell>
          <table:table-cell table:formula="of:=[.B4]-[.B$2]" office:value-type="float" office:value="0.247624635696411" calcext:value-type="float">
            <text:p>0.2476246357</text:p>
          </table:table-cell>
          <table:table-cell table:formula="of:=[.C4]/([.D4]-[.D3])" office:value-type="float" office:value="791536.488952786" calcext:value-type="float">
            <text:p>791536.4889527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771280.84802" calcext:value-type="float">
            <text:p>1442771280.84802</text:p>
          </table:table-cell>
          <table:table-cell office:value-type="float" office:value="65632" calcext:value-type="float">
            <text:p>65632</text:p>
          </table:table-cell>
          <table:table-cell table:formula="of:=[.B5]-[.B$2]" office:value-type="float" office:value="0.306454420089722" calcext:value-type="float">
            <text:p>0.3064544201</text:p>
          </table:table-cell>
          <table:table-cell table:formula="of:=[.C5]/([.D5]-[.D4])" office:value-type="float" office:value="1115625.37032624" calcext:value-type="float">
            <text:p>1115625.370326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771280.95438" calcext:value-type="float">
            <text:p>1442771280.95438</text:p>
          </table:table-cell>
          <table:table-cell office:value-type="float" office:value="65632" calcext:value-type="float">
            <text:p>65632</text:p>
          </table:table-cell>
          <table:table-cell table:formula="of:=[.B6]-[.B$2]" office:value-type="float" office:value="0.412822484970093" calcext:value-type="float">
            <text:p>0.412822485</text:p>
          </table:table-cell>
          <table:table-cell table:formula="of:=[.C6]/([.D6]-[.D5])" office:value-type="float" office:value="617027.301134173" calcext:value-type="float">
            <text:p>617027.3011341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771281.03717" calcext:value-type="float">
            <text:p>1442771281.03717</text:p>
          </table:table-cell>
          <table:table-cell office:value-type="float" office:value="65632" calcext:value-type="float">
            <text:p>65632</text:p>
          </table:table-cell>
          <table:table-cell table:formula="of:=[.B7]-[.B$2]" office:value-type="float" office:value="0.495608806610107" calcext:value-type="float">
            <text:p>0.4956088066</text:p>
          </table:table-cell>
          <table:table-cell table:formula="of:=[.C7]/([.D7]-[.D6])" office:value-type="float" office:value="792787.971488721" calcext:value-type="float">
            <text:p>792787.9714887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771281.07287" calcext:value-type="float">
            <text:p>1442771281.07287</text:p>
          </table:table-cell>
          <table:table-cell office:value-type="float" office:value="65632" calcext:value-type="float">
            <text:p>65632</text:p>
          </table:table-cell>
          <table:table-cell table:formula="of:=[.B8]-[.B$2]" office:value-type="float" office:value="0.531309127807617" calcext:value-type="float">
            <text:p>0.5313091278</text:p>
          </table:table-cell>
          <table:table-cell table:formula="of:=[.C8]/([.D8]-[.D7])" office:value-type="float" office:value="1838414.83209339" calcext:value-type="float">
            <text:p>1838414.832093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771281.2029" calcext:value-type="float">
            <text:p>1442771281.2029</text:p>
          </table:table-cell>
          <table:table-cell office:value-type="float" office:value="65632" calcext:value-type="float">
            <text:p>65632</text:p>
          </table:table-cell>
          <table:table-cell table:formula="of:=[.B9]-[.B$2]" office:value-type="float" office:value="0.66133451461792" calcext:value-type="float">
            <text:p>0.6613345146</text:p>
          </table:table-cell>
          <table:table-cell table:formula="of:=[.C9]/([.D9]-[.D8])" office:value-type="float" office:value="504762.96675627" calcext:value-type="float">
            <text:p>504762.966756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771281.2857" calcext:value-type="float">
            <text:p>1442771281.2857</text:p>
          </table:table-cell>
          <table:table-cell office:value-type="float" office:value="65632" calcext:value-type="float">
            <text:p>65632</text:p>
          </table:table-cell>
          <table:table-cell table:formula="of:=[.B10]-[.B$2]" office:value-type="float" office:value="0.744135856628418" calcext:value-type="float">
            <text:p>0.7441358566</text:p>
          </table:table-cell>
          <table:table-cell table:formula="of:=[.C10]/([.D10]-[.D9])" office:value-type="float" office:value="792644.157768346" calcext:value-type="float">
            <text:p>792644.1577683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771281.36864" calcext:value-type="float">
            <text:p>1442771281.36864</text:p>
          </table:table-cell>
          <table:table-cell office:value-type="float" office:value="65632" calcext:value-type="float">
            <text:p>65632</text:p>
          </table:table-cell>
          <table:table-cell table:formula="of:=[.B11]-[.B$2]" office:value-type="float" office:value="0.827074766159058" calcext:value-type="float">
            <text:p>0.8270747662</text:p>
          </table:table-cell>
          <table:table-cell table:formula="of:=[.C11]/([.D11]-[.D10])" office:value-type="float" office:value="791329.429955357" calcext:value-type="float">
            <text:p>791329.4299553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771281.44739" calcext:value-type="float">
            <text:p>1442771281.44739</text:p>
          </table:table-cell>
          <table:table-cell office:value-type="float" office:value="65632" calcext:value-type="float">
            <text:p>65632</text:p>
          </table:table-cell>
          <table:table-cell table:formula="of:=[.B12]-[.B$2]" office:value-type="float" office:value="0.905831575393677" calcext:value-type="float">
            <text:p>0.9058315754</text:p>
          </table:table-cell>
          <table:table-cell table:formula="of:=[.C12]/([.D12]-[.D11])" office:value-type="float" office:value="833350.16537402" calcext:value-type="float">
            <text:p>833350.165374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771281.52503" calcext:value-type="float">
            <text:p>1442771281.52503</text:p>
          </table:table-cell>
          <table:table-cell office:value-type="float" office:value="65632" calcext:value-type="float">
            <text:p>65632</text:p>
          </table:table-cell>
          <table:table-cell table:formula="of:=[.B13]-[.B$2]" office:value-type="float" office:value="0.983471155166626" calcext:value-type="float">
            <text:p>0.9834711552</text:p>
          </table:table-cell>
          <table:table-cell table:formula="of:=[.C13]/([.D13]-[.D12])" office:value-type="float" office:value="845342.03033988" calcext:value-type="float">
            <text:p>845342.030339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771281.60267" calcext:value-type="float">
            <text:p>1442771281.60267</text:p>
          </table:table-cell>
          <table:table-cell office:value-type="float" office:value="65632" calcext:value-type="float">
            <text:p>65632</text:p>
          </table:table-cell>
          <table:table-cell table:formula="of:=[.B14]-[.B$2]" office:value-type="float" office:value="1.06110501289368" calcext:value-type="float">
            <text:p>1.0611050129</text:p>
          </table:table-cell>
          <table:table-cell table:formula="of:=[.C14]/([.D14]-[.D13])" office:value-type="float" office:value="845404.336736073" calcext:value-type="float">
            <text:p>845404.3367360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771281.68023" calcext:value-type="float">
            <text:p>1442771281.68023</text:p>
          </table:table-cell>
          <table:table-cell office:value-type="float" office:value="65632" calcext:value-type="float">
            <text:p>65632</text:p>
          </table:table-cell>
          <table:table-cell table:formula="of:=[.B15]-[.B$2]" office:value-type="float" office:value="1.13867020606995" calcext:value-type="float">
            <text:p>1.1386702061</text:p>
          </table:table-cell>
          <table:table-cell table:formula="of:=[.C15]/([.D15]-[.D14])" office:value-type="float" office:value="846152.730527584" calcext:value-type="float">
            <text:p>846152.7305275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771281.83522" calcext:value-type="float">
            <text:p>1442771281.83522</text:p>
          </table:table-cell>
          <table:table-cell office:value-type="float" office:value="65632" calcext:value-type="float">
            <text:p>65632</text:p>
          </table:table-cell>
          <table:table-cell table:formula="of:=[.B16]-[.B$2]" office:value-type="float" office:value="1.29365634918213" calcext:value-type="float">
            <text:p>1.2936563492</text:p>
          </table:table-cell>
          <table:table-cell table:formula="of:=[.C16]/([.D16]-[.D15])" office:value-type="float" office:value="423470.115986395" calcext:value-type="float">
            <text:p>423470.1159863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771281.9125" calcext:value-type="float">
            <text:p>1442771281.9125</text:p>
          </table:table-cell>
          <table:table-cell office:value-type="float" office:value="65632" calcext:value-type="float">
            <text:p>65632</text:p>
          </table:table-cell>
          <table:table-cell table:formula="of:=[.B17]-[.B$2]" office:value-type="float" office:value="1.37093544006348" calcext:value-type="float">
            <text:p>1.3709354401</text:p>
          </table:table-cell>
          <table:table-cell table:formula="of:=[.C17]/([.D17]-[.D16])" office:value-type="float" office:value="849285.353275826" calcext:value-type="float">
            <text:p>849285.3532758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771281.99131" calcext:value-type="float">
            <text:p>1442771281.99131</text:p>
          </table:table-cell>
          <table:table-cell office:value-type="float" office:value="65632" calcext:value-type="float">
            <text:p>65632</text:p>
          </table:table-cell>
          <table:table-cell table:formula="of:=[.B18]-[.B$2]" office:value-type="float" office:value="1.44974780082703" calcext:value-type="float">
            <text:p>1.4497478008</text:p>
          </table:table-cell>
          <table:table-cell table:formula="of:=[.C18]/([.D18]-[.D17])" office:value-type="float" office:value="832762.771780266" calcext:value-type="float">
            <text:p>832762.7717802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771282.06917" calcext:value-type="float">
            <text:p>1442771282.06917</text:p>
          </table:table-cell>
          <table:table-cell office:value-type="float" office:value="65632" calcext:value-type="float">
            <text:p>65632</text:p>
          </table:table-cell>
          <table:table-cell table:formula="of:=[.B19]-[.B$2]" office:value-type="float" office:value="1.52760982513428" calcext:value-type="float">
            <text:p>1.5276098251</text:p>
          </table:table-cell>
          <table:table-cell table:formula="of:=[.C19]/([.D19]-[.D18])" office:value-type="float" office:value="842926.967079739" calcext:value-type="float">
            <text:p>842926.9670797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771282.14675" calcext:value-type="float">
            <text:p>1442771282.14675</text:p>
          </table:table-cell>
          <table:table-cell office:value-type="float" office:value="65632" calcext:value-type="float">
            <text:p>65632</text:p>
          </table:table-cell>
          <table:table-cell table:formula="of:=[.B20]-[.B$2]" office:value-type="float" office:value="1.60518527030945" calcext:value-type="float">
            <text:p>1.6051852703</text:p>
          </table:table-cell>
          <table:table-cell table:formula="of:=[.C20]/([.D20]-[.D19])" office:value-type="float" office:value="846040.90703957" calcext:value-type="float">
            <text:p>846040.907039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771282.19255" calcext:value-type="float">
            <text:p>1442771282.19255</text:p>
          </table:table-cell>
          <table:table-cell office:value-type="float" office:value="65632" calcext:value-type="float">
            <text:p>65632</text:p>
          </table:table-cell>
          <table:table-cell table:formula="of:=[.B21]-[.B$2]" office:value-type="float" office:value="1.6509895324707" calcext:value-type="float">
            <text:p>1.6509895325</text:p>
          </table:table-cell>
          <table:table-cell table:formula="of:=[.C21]/([.D21]-[.D20])" office:value-type="float" office:value="1432879.75623188" calcext:value-type="float">
            <text:p>1432879.756231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771282.24377" calcext:value-type="float">
            <text:p>1442771282.24377</text:p>
          </table:table-cell>
          <table:table-cell office:value-type="float" office:value="65632" calcext:value-type="float">
            <text:p>65632</text:p>
          </table:table-cell>
          <table:table-cell table:formula="of:=[.B22]-[.B$2]" office:value-type="float" office:value="1.70220518112183" calcext:value-type="float">
            <text:p>1.7022051811</text:p>
          </table:table-cell>
          <table:table-cell table:formula="of:=[.C22]/([.D22]-[.D21])" office:value-type="float" office:value="1281483.33036022" calcext:value-type="float">
            <text:p>1281483.330360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771282.37962" calcext:value-type="float">
            <text:p>1442771282.37962</text:p>
          </table:table-cell>
          <table:table-cell office:value-type="float" office:value="65632" calcext:value-type="float">
            <text:p>65632</text:p>
          </table:table-cell>
          <table:table-cell table:formula="of:=[.B23]-[.B$2]" office:value-type="float" office:value="1.83806228637695" calcext:value-type="float">
            <text:p>1.8380622864</text:p>
          </table:table-cell>
          <table:table-cell table:formula="of:=[.C23]/([.D23]-[.D22])" office:value-type="float" office:value="483095.822458084" calcext:value-type="float">
            <text:p>483095.8224580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771282.44403" calcext:value-type="float">
            <text:p>1442771282.44403</text:p>
          </table:table-cell>
          <table:table-cell office:value-type="float" office:value="65632" calcext:value-type="float">
            <text:p>65632</text:p>
          </table:table-cell>
          <table:table-cell table:formula="of:=[.B24]-[.B$2]" office:value-type="float" office:value="1.90247273445129" calcext:value-type="float">
            <text:p>1.9024727345</text:p>
          </table:table-cell>
          <table:table-cell table:formula="of:=[.C24]/([.D24]-[.D23])" office:value-type="float" office:value="1018965.12075571" calcext:value-type="float">
            <text:p>1018965.120755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771282.50906" calcext:value-type="float">
            <text:p>1442771282.50906</text:p>
          </table:table-cell>
          <table:table-cell office:value-type="float" office:value="65632" calcext:value-type="float">
            <text:p>65632</text:p>
          </table:table-cell>
          <table:table-cell table:formula="of:=[.B25]-[.B$2]" office:value-type="float" office:value="1.96749925613403" calcext:value-type="float">
            <text:p>1.9674992561</text:p>
          </table:table-cell>
          <table:table-cell table:formula="of:=[.C25]/([.D25]-[.D24])" office:value-type="float" office:value="1009311.25180299" calcext:value-type="float">
            <text:p>1009311.251802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771282.57318" calcext:value-type="float">
            <text:p>1442771282.57318</text:p>
          </table:table-cell>
          <table:table-cell office:value-type="float" office:value="65632" calcext:value-type="float">
            <text:p>65632</text:p>
          </table:table-cell>
          <table:table-cell table:formula="of:=[.B26]-[.B$2]" office:value-type="float" office:value="2.03161573410034" calcext:value-type="float">
            <text:p>2.0316157341</text:p>
          </table:table-cell>
          <table:table-cell table:formula="of:=[.C26]/([.D26]-[.D25])" office:value-type="float" office:value="1023637.01316357" calcext:value-type="float">
            <text:p>1023637.013163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771282.63809" calcext:value-type="float">
            <text:p>1442771282.63809</text:p>
          </table:table-cell>
          <table:table-cell office:value-type="float" office:value="65632" calcext:value-type="float">
            <text:p>65632</text:p>
          </table:table-cell>
          <table:table-cell table:formula="of:=[.B27]-[.B$2]" office:value-type="float" office:value="2.09653043746948" calcext:value-type="float">
            <text:p>2.0965304375</text:p>
          </table:table-cell>
          <table:table-cell table:formula="of:=[.C27]/([.D27]-[.D26])" office:value-type="float" office:value="1011049.83299054" calcext:value-type="float">
            <text:p>1011049.832990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771282.71005" calcext:value-type="float">
            <text:p>1442771282.71005</text:p>
          </table:table-cell>
          <table:table-cell office:value-type="float" office:value="65632" calcext:value-type="float">
            <text:p>65632</text:p>
          </table:table-cell>
          <table:table-cell table:formula="of:=[.B28]-[.B$2]" office:value-type="float" office:value="2.1684877872467" calcext:value-type="float">
            <text:p>2.1684877872</text:p>
          </table:table-cell>
          <table:table-cell table:formula="of:=[.C28]/([.D28]-[.D27])" office:value-type="float" office:value="912095.848487961" calcext:value-type="float">
            <text:p>912095.8484879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771282.77403" calcext:value-type="float">
            <text:p>1442771282.77403</text:p>
          </table:table-cell>
          <table:table-cell office:value-type="float" office:value="65632" calcext:value-type="float">
            <text:p>65632</text:p>
          </table:table-cell>
          <table:table-cell table:formula="of:=[.B29]-[.B$2]" office:value-type="float" office:value="2.23246598243713" calcext:value-type="float">
            <text:p>2.2324659824</text:p>
          </table:table-cell>
          <table:table-cell table:formula="of:=[.C29]/([.D29]-[.D28])" office:value-type="float" office:value="1025849.50708046" calcext:value-type="float">
            <text:p>1025849.507080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771282.91088" calcext:value-type="float">
            <text:p>1442771282.91088</text:p>
          </table:table-cell>
          <table:table-cell office:value-type="float" office:value="65632" calcext:value-type="float">
            <text:p>65632</text:p>
          </table:table-cell>
          <table:table-cell table:formula="of:=[.B30]-[.B$2]" office:value-type="float" office:value="2.36932349205017" calcext:value-type="float">
            <text:p>2.3693234921</text:p>
          </table:table-cell>
          <table:table-cell table:formula="of:=[.C30]/([.D30]-[.D29])" office:value-type="float" office:value="479564.476845835" calcext:value-type="float">
            <text:p>479564.4768458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771282.94987" calcext:value-type="float">
            <text:p>1442771282.94987</text:p>
          </table:table-cell>
          <table:table-cell office:value-type="float" office:value="65632" calcext:value-type="float">
            <text:p>65632</text:p>
          </table:table-cell>
          <table:table-cell table:formula="of:=[.B31]-[.B$2]" office:value-type="float" office:value="2.40830540657043" calcext:value-type="float">
            <text:p>2.4083054066</text:p>
          </table:table-cell>
          <table:table-cell table:formula="of:=[.C31]/([.D31]-[.D30])" office:value-type="float" office:value="1683652.55549168" calcext:value-type="float">
            <text:p>1683652.555491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771283.01769" calcext:value-type="float">
            <text:p>1442771283.01769</text:p>
          </table:table-cell>
          <table:table-cell office:value-type="float" office:value="65632" calcext:value-type="float">
            <text:p>65632</text:p>
          </table:table-cell>
          <table:table-cell table:formula="of:=[.B32]-[.B$2]" office:value-type="float" office:value="2.47613096237183" calcext:value-type="float">
            <text:p>2.4761309624</text:p>
          </table:table-cell>
          <table:table-cell table:formula="of:=[.C32]/([.D32]-[.D31])" office:value-type="float" office:value="967658.859916831" calcext:value-type="float">
            <text:p>967658.8599168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771283.07682" calcext:value-type="float">
            <text:p>1442771283.07682</text:p>
          </table:table-cell>
          <table:table-cell office:value-type="float" office:value="65632" calcext:value-type="float">
            <text:p>65632</text:p>
          </table:table-cell>
          <table:table-cell table:formula="of:=[.B33]-[.B$2]" office:value-type="float" office:value="2.53525996208191" calcext:value-type="float">
            <text:p>2.5352599621</text:p>
          </table:table-cell>
          <table:table-cell table:formula="of:=[.C33]/([.D33]-[.D32])" office:value-type="float" office:value="1109979.87995403" calcext:value-type="float">
            <text:p>1109979.879954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771283.15111" calcext:value-type="float">
            <text:p>1442771283.15111</text:p>
          </table:table-cell>
          <table:table-cell office:value-type="float" office:value="65632" calcext:value-type="float">
            <text:p>65632</text:p>
          </table:table-cell>
          <table:table-cell table:formula="of:=[.B34]-[.B$2]" office:value-type="float" office:value="2.60954666137695" calcext:value-type="float">
            <text:p>2.6095466614</text:p>
          </table:table-cell>
          <table:table-cell table:formula="of:=[.C34]/([.D34]-[.D33])" office:value-type="float" office:value="883495.977379879" calcext:value-type="float">
            <text:p>883495.9773798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771283.17824" calcext:value-type="float">
            <text:p>1442771283.17824</text:p>
          </table:table-cell>
          <table:table-cell office:value-type="float" office:value="65632" calcext:value-type="float">
            <text:p>65632</text:p>
          </table:table-cell>
          <table:table-cell table:formula="of:=[.B35]-[.B$2]" office:value-type="float" office:value="2.63667964935303" calcext:value-type="float">
            <text:p>2.6366796494</text:p>
          </table:table-cell>
          <table:table-cell table:formula="of:=[.C35]/([.D35]-[.D34])" office:value-type="float" office:value="2418900.56700995" calcext:value-type="float">
            <text:p>2418900.567009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771283.27756" calcext:value-type="float">
            <text:p>1442771283.27756</text:p>
          </table:table-cell>
          <table:table-cell office:value-type="float" office:value="65632" calcext:value-type="float">
            <text:p>65632</text:p>
          </table:table-cell>
          <table:table-cell table:formula="of:=[.B36]-[.B$2]" office:value-type="float" office:value="2.73600196838379" calcext:value-type="float">
            <text:p>2.7360019684</text:p>
          </table:table-cell>
          <table:table-cell table:formula="of:=[.C36]/([.D36]-[.D35])" office:value-type="float" office:value="660798.102989044" calcext:value-type="float">
            <text:p>660798.1029890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771283.35178" calcext:value-type="float">
            <text:p>1442771283.35178</text:p>
          </table:table-cell>
          <table:table-cell office:value-type="float" office:value="65632" calcext:value-type="float">
            <text:p>65632</text:p>
          </table:table-cell>
          <table:table-cell table:formula="of:=[.B37]-[.B$2]" office:value-type="float" office:value="2.81021404266357" calcext:value-type="float">
            <text:p>2.8102140427</text:p>
          </table:table-cell>
          <table:table-cell table:formula="of:=[.C37]/([.D37]-[.D36])" office:value-type="float" office:value="884384.389426475" calcext:value-type="float">
            <text:p>884384.3894264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771283.41953" calcext:value-type="float">
            <text:p>1442771283.41953</text:p>
          </table:table-cell>
          <table:table-cell office:value-type="float" office:value="65632" calcext:value-type="float">
            <text:p>65632</text:p>
          </table:table-cell>
          <table:table-cell table:formula="of:=[.B38]-[.B$2]" office:value-type="float" office:value="2.87796640396118" calcext:value-type="float">
            <text:p>2.877966404</text:p>
          </table:table-cell>
          <table:table-cell table:formula="of:=[.C38]/([.D38]-[.D37])" office:value-type="float" office:value="968704.245032973" calcext:value-type="float">
            <text:p>968704.2450329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771283.47833" calcext:value-type="float">
            <text:p>1442771283.47833</text:p>
          </table:table-cell>
          <table:table-cell office:value-type="float" office:value="65632" calcext:value-type="float">
            <text:p>65632</text:p>
          </table:table-cell>
          <table:table-cell table:formula="of:=[.B39]-[.B$2]" office:value-type="float" office:value="2.93676948547363" calcext:value-type="float">
            <text:p>2.9367694855</text:p>
          </table:table-cell>
          <table:table-cell table:formula="of:=[.C39]/([.D39]-[.D38])" office:value-type="float" office:value="1116131.9834251" calcext:value-type="float">
            <text:p>1116131.98342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771283.55288" calcext:value-type="float">
            <text:p>1442771283.55288</text:p>
          </table:table-cell>
          <table:table-cell office:value-type="float" office:value="65632" calcext:value-type="float">
            <text:p>65632</text:p>
          </table:table-cell>
          <table:table-cell table:formula="of:=[.B40]-[.B$2]" office:value-type="float" office:value="3.01131892204285" calcext:value-type="float">
            <text:p>3.011318922</text:p>
          </table:table-cell>
          <table:table-cell table:formula="of:=[.C40]/([.D40]-[.D39])" office:value-type="float" office:value="880382.240569523" calcext:value-type="float">
            <text:p>880382.2405695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771283.62042" calcext:value-type="float">
            <text:p>1442771283.62042</text:p>
          </table:table-cell>
          <table:table-cell office:value-type="float" office:value="65632" calcext:value-type="float">
            <text:p>65632</text:p>
          </table:table-cell>
          <table:table-cell table:formula="of:=[.B41]-[.B$2]" office:value-type="float" office:value="3.07886171340942" calcext:value-type="float">
            <text:p>3.0788617134</text:p>
          </table:table-cell>
          <table:table-cell table:formula="of:=[.C41]/([.D41]-[.D40])" office:value-type="float" office:value="971709.914146032" calcext:value-type="float">
            <text:p>971709.9141460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771283.67925" calcext:value-type="float">
            <text:p>1442771283.67925</text:p>
          </table:table-cell>
          <table:table-cell office:value-type="float" office:value="65632" calcext:value-type="float">
            <text:p>65632</text:p>
          </table:table-cell>
          <table:table-cell table:formula="of:=[.B42]-[.B$2]" office:value-type="float" office:value="3.13768744468689" calcext:value-type="float">
            <text:p>3.1376874447</text:p>
          </table:table-cell>
          <table:table-cell table:formula="of:=[.C42]/([.D42]-[.D41])" office:value-type="float" office:value="1115702.23734969" calcext:value-type="float">
            <text:p>1115702.237349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771283.74836" calcext:value-type="float">
            <text:p>1442771283.74836</text:p>
          </table:table-cell>
          <table:table-cell office:value-type="float" office:value="65632" calcext:value-type="float">
            <text:p>65632</text:p>
          </table:table-cell>
          <table:table-cell table:formula="of:=[.B43]-[.B$2]" office:value-type="float" office:value="3.2067973613739" calcext:value-type="float">
            <text:p>3.2067973614</text:p>
          </table:table-cell>
          <table:table-cell table:formula="of:=[.C43]/([.D43]-[.D42])" office:value-type="float" office:value="949675.57691087" calcext:value-type="float">
            <text:p>949675.576910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771283.82133" calcext:value-type="float">
            <text:p>1442771283.82133</text:p>
          </table:table-cell>
          <table:table-cell office:value-type="float" office:value="65632" calcext:value-type="float">
            <text:p>65632</text:p>
          </table:table-cell>
          <table:table-cell table:formula="of:=[.B44]-[.B$2]" office:value-type="float" office:value="3.27976560592651" calcext:value-type="float">
            <text:p>3.2797656059</text:p>
          </table:table-cell>
          <table:table-cell table:formula="of:=[.C44]/([.D44]-[.D43])" office:value-type="float" office:value="899459.763660305" calcext:value-type="float">
            <text:p>899459.7636603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771283.88041" calcext:value-type="float">
            <text:p>1442771283.88041</text:p>
          </table:table-cell>
          <table:table-cell office:value-type="float" office:value="65632" calcext:value-type="float">
            <text:p>65632</text:p>
          </table:table-cell>
          <table:table-cell table:formula="of:=[.B45]-[.B$2]" office:value-type="float" office:value="3.33884954452515" calcext:value-type="float">
            <text:p>3.3388495445</text:p>
          </table:table-cell>
          <table:table-cell table:formula="of:=[.C45]/([.D45]-[.D44])" office:value-type="float" office:value="1110826.42011815" calcext:value-type="float">
            <text:p>1110826.420118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771283.94937" calcext:value-type="float">
            <text:p>1442771283.94937</text:p>
          </table:table-cell>
          <table:table-cell office:value-type="float" office:value="65632" calcext:value-type="float">
            <text:p>65632</text:p>
          </table:table-cell>
          <table:table-cell table:formula="of:=[.B46]-[.B$2]" office:value-type="float" office:value="3.4078094959259" calcext:value-type="float">
            <text:p>3.4078094959</text:p>
          </table:table-cell>
          <table:table-cell table:formula="of:=[.C46]/([.D46]-[.D45])" office:value-type="float" office:value="951740.8099461" calcext:value-type="float">
            <text:p>951740.80994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771284.02263" calcext:value-type="float">
            <text:p>1442771284.02263</text:p>
          </table:table-cell>
          <table:table-cell office:value-type="float" office:value="65632" calcext:value-type="float">
            <text:p>65632</text:p>
          </table:table-cell>
          <table:table-cell table:formula="of:=[.B47]-[.B$2]" office:value-type="float" office:value="3.48107314109802" calcext:value-type="float">
            <text:p>3.4810731411</text:p>
          </table:table-cell>
          <table:table-cell table:formula="of:=[.C47]/([.D47]-[.D46])" office:value-type="float" office:value="895833.122223307" calcext:value-type="float">
            <text:p>895833.1222233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771284.08138" calcext:value-type="float">
            <text:p>1442771284.08138</text:p>
          </table:table-cell>
          <table:table-cell office:value-type="float" office:value="65632" calcext:value-type="float">
            <text:p>65632</text:p>
          </table:table-cell>
          <table:table-cell table:formula="of:=[.B48]-[.B$2]" office:value-type="float" office:value="3.53982210159302" calcext:value-type="float">
            <text:p>3.5398221016</text:p>
          </table:table-cell>
          <table:table-cell table:formula="of:=[.C48]/([.D48]-[.D47])" office:value-type="float" office:value="1117160.19223168" calcext:value-type="float">
            <text:p>1117160.1922316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771284.15059" calcext:value-type="float">
            <text:p>1442771284.15059</text:p>
          </table:table-cell>
          <table:table-cell office:value-type="float" office:value="65632" calcext:value-type="float">
            <text:p>65632</text:p>
          </table:table-cell>
          <table:table-cell table:formula="of:=[.B49]-[.B$2]" office:value-type="float" office:value="3.60903120040894" calcext:value-type="float">
            <text:p>3.6090312004</text:p>
          </table:table-cell>
          <table:table-cell table:formula="of:=[.C49]/([.D49]-[.D48])" office:value-type="float" office:value="948314.616472145" calcext:value-type="float">
            <text:p>948314.6164721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771284.22352" calcext:value-type="float">
            <text:p>1442771284.22352</text:p>
          </table:table-cell>
          <table:table-cell office:value-type="float" office:value="65632" calcext:value-type="float">
            <text:p>65632</text:p>
          </table:table-cell>
          <table:table-cell table:formula="of:=[.B50]-[.B$2]" office:value-type="float" office:value="3.68195962905884" calcext:value-type="float">
            <text:p>3.6819596291</text:p>
          </table:table-cell>
          <table:table-cell table:formula="of:=[.C50]/([.D50]-[.D49])" office:value-type="float" office:value="899950.831452446" calcext:value-type="float">
            <text:p>899950.8314524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771284.28206" calcext:value-type="float">
            <text:p>1442771284.28206</text:p>
          </table:table-cell>
          <table:table-cell office:value-type="float" office:value="65632" calcext:value-type="float">
            <text:p>65632</text:p>
          </table:table-cell>
          <table:table-cell table:formula="of:=[.B51]-[.B$2]" office:value-type="float" office:value="3.7405002117157" calcext:value-type="float">
            <text:p>3.7405002117</text:p>
          </table:table-cell>
          <table:table-cell table:formula="of:=[.C51]/([.D51]-[.D50])" office:value-type="float" office:value="1121136.77420511" calcext:value-type="float">
            <text:p>1121136.774205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771284.3516" calcext:value-type="float">
            <text:p>1442771284.3516</text:p>
          </table:table-cell>
          <table:table-cell office:value-type="float" office:value="65632" calcext:value-type="float">
            <text:p>65632</text:p>
          </table:table-cell>
          <table:table-cell table:formula="of:=[.B52]-[.B$2]" office:value-type="float" office:value="3.8100414276123" calcext:value-type="float">
            <text:p>3.8100414276</text:p>
          </table:table-cell>
          <table:table-cell table:formula="of:=[.C52]/([.D52]-[.D51])" office:value-type="float" office:value="943785.626319525" calcext:value-type="float">
            <text:p>943785.6263195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771284.42474" calcext:value-type="float">
            <text:p>1442771284.42474</text:p>
          </table:table-cell>
          <table:table-cell office:value-type="float" office:value="65632" calcext:value-type="float">
            <text:p>65632</text:p>
          </table:table-cell>
          <table:table-cell table:formula="of:=[.B53]-[.B$2]" office:value-type="float" office:value="3.88317799568176" calcext:value-type="float">
            <text:p>3.8831779957</text:p>
          </table:table-cell>
          <table:table-cell table:formula="of:=[.C53]/([.D53]-[.D52])" office:value-type="float" office:value="897389.660636921" calcext:value-type="float">
            <text:p>897389.6606369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771284.51951" calcext:value-type="float">
            <text:p>1442771284.51951</text:p>
          </table:table-cell>
          <table:table-cell office:value-type="float" office:value="65632" calcext:value-type="float">
            <text:p>65632</text:p>
          </table:table-cell>
          <table:table-cell table:formula="of:=[.B54]-[.B$2]" office:value-type="float" office:value="3.9779486656189" calcext:value-type="float">
            <text:p>3.9779486656</text:p>
          </table:table-cell>
          <table:table-cell table:formula="of:=[.C54]/([.D54]-[.D53])" office:value-type="float" office:value="692534.937692612" calcext:value-type="float">
            <text:p>692534.9376926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771284.58303" calcext:value-type="float">
            <text:p>1442771284.58303</text:p>
          </table:table-cell>
          <table:table-cell office:value-type="float" office:value="65632" calcext:value-type="float">
            <text:p>65632</text:p>
          </table:table-cell>
          <table:table-cell table:formula="of:=[.B55]-[.B$2]" office:value-type="float" office:value="4.04146718978882" calcext:value-type="float">
            <text:p>4.0414671898</text:p>
          </table:table-cell>
          <table:table-cell table:formula="of:=[.C55]/([.D55]-[.D54])" office:value-type="float" office:value="1033273.37745481" calcext:value-type="float">
            <text:p>1033273.3774548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771284.66966" calcext:value-type="float">
            <text:p>1442771284.66966</text:p>
          </table:table-cell>
          <table:table-cell office:value-type="float" office:value="65632" calcext:value-type="float">
            <text:p>65632</text:p>
          </table:table-cell>
          <table:table-cell table:formula="of:=[.B56]-[.B$2]" office:value-type="float" office:value="4.12810301780701" calcext:value-type="float">
            <text:p>4.1281030178</text:p>
          </table:table-cell>
          <table:table-cell table:formula="of:=[.C56]/([.D56]-[.D55])" office:value-type="float" office:value="757561.871356745" calcext:value-type="float">
            <text:p>757561.8713567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771284.72059" calcext:value-type="float">
            <text:p>1442771284.72059</text:p>
          </table:table-cell>
          <table:table-cell office:value-type="float" office:value="65632" calcext:value-type="float">
            <text:p>65632</text:p>
          </table:table-cell>
          <table:table-cell table:formula="of:=[.B57]-[.B$2]" office:value-type="float" office:value="4.17903184890747" calcext:value-type="float">
            <text:p>4.1790318489</text:p>
          </table:table-cell>
          <table:table-cell table:formula="of:=[.C57]/([.D57]-[.D56])" office:value-type="float" office:value="1288700.30161368" calcext:value-type="float">
            <text:p>1288700.301613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771284.82665" calcext:value-type="float">
            <text:p>1442771284.82665</text:p>
          </table:table-cell>
          <table:table-cell office:value-type="float" office:value="65632" calcext:value-type="float">
            <text:p>65632</text:p>
          </table:table-cell>
          <table:table-cell table:formula="of:=[.B58]-[.B$2]" office:value-type="float" office:value="4.28508591651917" calcext:value-type="float">
            <text:p>4.2850859165</text:p>
          </table:table-cell>
          <table:table-cell table:formula="of:=[.C58]/([.D58]-[.D57])" office:value-type="float" office:value="618854.15126466" calcext:value-type="float">
            <text:p>618854.151264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771284.88282" calcext:value-type="float">
            <text:p>1442771284.88282</text:p>
          </table:table-cell>
          <table:table-cell office:value-type="float" office:value="65632" calcext:value-type="float">
            <text:p>65632</text:p>
          </table:table-cell>
          <table:table-cell table:formula="of:=[.B59]-[.B$2]" office:value-type="float" office:value="4.34125542640686" calcext:value-type="float">
            <text:p>4.3412554264</text:p>
          </table:table-cell>
          <table:table-cell table:formula="of:=[.C59]/([.D59]-[.D58])" office:value-type="float" office:value="1168463.10625149" calcext:value-type="float">
            <text:p>1168463.1062514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771284.9486" calcext:value-type="float">
            <text:p>1442771284.9486</text:p>
          </table:table-cell>
          <table:table-cell office:value-type="float" office:value="65632" calcext:value-type="float">
            <text:p>65632</text:p>
          </table:table-cell>
          <table:table-cell table:formula="of:=[.B60]-[.B$2]" office:value-type="float" office:value="4.40704369544983" calcext:value-type="float">
            <text:p>4.4070436954</text:p>
          </table:table-cell>
          <table:table-cell table:formula="of:=[.C60]/([.D60]-[.D59])" office:value-type="float" office:value="997624.66705323" calcext:value-type="float">
            <text:p>997624.6670532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771285.02756" calcext:value-type="float">
            <text:p>1442771285.02756</text:p>
          </table:table-cell>
          <table:table-cell office:value-type="float" office:value="65632" calcext:value-type="float">
            <text:p>65632</text:p>
          </table:table-cell>
          <table:table-cell table:formula="of:=[.B61]-[.B$2]" office:value-type="float" office:value="4.48600101470947" calcext:value-type="float">
            <text:p>4.4860010147</text:p>
          </table:table-cell>
          <table:table-cell table:formula="of:=[.C61]/([.D61]-[.D60])" office:value-type="float" office:value="831233.894658651" calcext:value-type="float">
            <text:p>831233.8946586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771285.12274" calcext:value-type="float">
            <text:p>1442771285.12274</text:p>
          </table:table-cell>
          <table:table-cell office:value-type="float" office:value="65632" calcext:value-type="float">
            <text:p>65632</text:p>
          </table:table-cell>
          <table:table-cell table:formula="of:=[.B62]-[.B$2]" office:value-type="float" office:value="4.58118176460266" calcext:value-type="float">
            <text:p>4.5811817646</text:p>
          </table:table-cell>
          <table:table-cell table:formula="of:=[.C62]/([.D62]-[.D61])" office:value-type="float" office:value="689551.196787712" calcext:value-type="float">
            <text:p>689551.1967877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771285.18595" calcext:value-type="float">
            <text:p>1442771285.18595</text:p>
          </table:table-cell>
          <table:table-cell office:value-type="float" office:value="65632" calcext:value-type="float">
            <text:p>65632</text:p>
          </table:table-cell>
          <table:table-cell table:formula="of:=[.B63]-[.B$2]" office:value-type="float" office:value="4.64438390731812" calcext:value-type="float">
            <text:p>4.6443839073</text:p>
          </table:table-cell>
          <table:table-cell table:formula="of:=[.C63]/([.D63]-[.D62])" office:value-type="float" office:value="1038445.80547665" calcext:value-type="float">
            <text:p>1038445.8054766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771285.22555" calcext:value-type="float">
            <text:p>1442771285.22555</text:p>
          </table:table-cell>
          <table:table-cell office:value-type="float" office:value="65632" calcext:value-type="float">
            <text:p>65632</text:p>
          </table:table-cell>
          <table:table-cell table:formula="of:=[.B64]-[.B$2]" office:value-type="float" office:value="4.68398594856262" calcext:value-type="float">
            <text:p>4.6839859486</text:p>
          </table:table-cell>
          <table:table-cell table:formula="of:=[.C64]/([.D64]-[.D63])" office:value-type="float" office:value="1657288.30983185" calcext:value-type="float">
            <text:p>1657288.309831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771285.32365" calcext:value-type="float">
            <text:p>1442771285.32365</text:p>
          </table:table-cell>
          <table:table-cell office:value-type="float" office:value="65632" calcext:value-type="float">
            <text:p>65632</text:p>
          </table:table-cell>
          <table:table-cell table:formula="of:=[.B65]-[.B$2]" office:value-type="float" office:value="4.78209114074707" calcext:value-type="float">
            <text:p>4.7820911407</text:p>
          </table:table-cell>
          <table:table-cell table:formula="of:=[.C65]/([.D65]-[.D64])" office:value-type="float" office:value="668996.192134305" calcext:value-type="float">
            <text:p>668996.1921343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771285.34757" calcext:value-type="float">
            <text:p>1442771285.34757</text:p>
          </table:table-cell>
          <table:table-cell office:value-type="float" office:value="65632" calcext:value-type="float">
            <text:p>65632</text:p>
          </table:table-cell>
          <table:table-cell table:formula="of:=[.B66]-[.B$2]" office:value-type="float" office:value="4.80601310729981" calcext:value-type="float">
            <text:p>4.8060131073</text:p>
          </table:table-cell>
          <table:table-cell table:formula="of:=[.C66]/([.D66]-[.D65])" office:value-type="float" office:value="2743587.14846117" calcext:value-type="float">
            <text:p>2743587.148461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771285.42622" calcext:value-type="float">
            <text:p>1442771285.42622</text:p>
          </table:table-cell>
          <table:table-cell office:value-type="float" office:value="65632" calcext:value-type="float">
            <text:p>65632</text:p>
          </table:table-cell>
          <table:table-cell table:formula="of:=[.B67]-[.B$2]" office:value-type="float" office:value="4.88465404510498" calcext:value-type="float">
            <text:p>4.8846540451</text:p>
          </table:table-cell>
          <table:table-cell table:formula="of:=[.C67]/([.D67]-[.D66])" office:value-type="float" office:value="834578.043341701" calcext:value-type="float">
            <text:p>834578.0433417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771285.48171" calcext:value-type="float">
            <text:p>1442771285.48171</text:p>
          </table:table-cell>
          <table:table-cell office:value-type="float" office:value="65632" calcext:value-type="float">
            <text:p>65632</text:p>
          </table:table-cell>
          <table:table-cell table:formula="of:=[.B68]-[.B$2]" office:value-type="float" office:value="4.94015121459961" calcext:value-type="float">
            <text:p>4.9401512146</text:p>
          </table:table-cell>
          <table:table-cell table:formula="of:=[.C68]/([.D68]-[.D67])" office:value-type="float" office:value="1182618.87223549" calcext:value-type="float">
            <text:p>1182618.8722354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771285.53939" calcext:value-type="float">
            <text:p>1442771285.53939</text:p>
          </table:table-cell>
          <table:table-cell office:value-type="float" office:value="65632" calcext:value-type="float">
            <text:p>65632</text:p>
          </table:table-cell>
          <table:table-cell table:formula="of:=[.B69]-[.B$2]" office:value-type="float" office:value="4.99782776832581" calcext:value-type="float">
            <text:p>4.9978277683</text:p>
          </table:table-cell>
          <table:table-cell table:formula="of:=[.C69]/([.D69]-[.D68])" office:value-type="float" office:value="1137932.06701583" calcext:value-type="float">
            <text:p>1137932.067015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771285.61292" calcext:value-type="float">
            <text:p>1442771285.61292</text:p>
          </table:table-cell>
          <table:table-cell office:value-type="float" office:value="65632" calcext:value-type="float">
            <text:p>65632</text:p>
          </table:table-cell>
          <table:table-cell table:formula="of:=[.B70]-[.B$2]" office:value-type="float" office:value="5.07136011123657" calcext:value-type="float">
            <text:p>5.0713601112</text:p>
          </table:table-cell>
          <table:table-cell table:formula="of:=[.C70]/([.D70]-[.D69])" office:value-type="float" office:value="892559.619372473" calcext:value-type="float">
            <text:p>892559.6193724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771285.66775" calcext:value-type="float">
            <text:p>1442771285.66775</text:p>
          </table:table-cell>
          <table:table-cell office:value-type="float" office:value="65632" calcext:value-type="float">
            <text:p>65632</text:p>
          </table:table-cell>
          <table:table-cell table:formula="of:=[.B71]-[.B$2]" office:value-type="float" office:value="5.12619280815125" calcext:value-type="float">
            <text:p>5.1261928082</text:p>
          </table:table-cell>
          <table:table-cell table:formula="of:=[.C71]/([.D71]-[.D70])" office:value-type="float" office:value="1196950.06251712" calcext:value-type="float">
            <text:p>1196950.062517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771285.72109" calcext:value-type="float">
            <text:p>1442771285.72109</text:p>
          </table:table-cell>
          <table:table-cell office:value-type="float" office:value="65632" calcext:value-type="float">
            <text:p>65632</text:p>
          </table:table-cell>
          <table:table-cell table:formula="of:=[.B72]-[.B$2]" office:value-type="float" office:value="5.17953014373779" calcext:value-type="float">
            <text:p>5.1795301437</text:p>
          </table:table-cell>
          <table:table-cell table:formula="of:=[.C72]/([.D72]-[.D71])" office:value-type="float" office:value="1230507.6599393" calcext:value-type="float">
            <text:p>1230507.659939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771285.7892" calcext:value-type="float">
            <text:p>1442771285.7892</text:p>
          </table:table-cell>
          <table:table-cell office:value-type="float" office:value="65632" calcext:value-type="float">
            <text:p>65632</text:p>
          </table:table-cell>
          <table:table-cell table:formula="of:=[.B73]-[.B$2]" office:value-type="float" office:value="5.24764370918274" calcext:value-type="float">
            <text:p>5.2476437092</text:p>
          </table:table-cell>
          <table:table-cell table:formula="of:=[.C73]/([.D73]-[.D72])" office:value-type="float" office:value="963567.236148399" calcext:value-type="float">
            <text:p>963567.23614839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771285.85811" calcext:value-type="float">
            <text:p>1442771285.85811</text:p>
          </table:table-cell>
          <table:table-cell office:value-type="float" office:value="65632" calcext:value-type="float">
            <text:p>65632</text:p>
          </table:table-cell>
          <table:table-cell table:formula="of:=[.B74]-[.B$2]" office:value-type="float" office:value="5.31654620170593" calcext:value-type="float">
            <text:p>5.3165462017</text:p>
          </table:table-cell>
          <table:table-cell table:formula="of:=[.C74]/([.D74]-[.D73])" office:value-type="float" office:value="952534.481650392" calcext:value-type="float">
            <text:p>952534.48165039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771285.92103" calcext:value-type="float">
            <text:p>1442771285.92103</text:p>
          </table:table-cell>
          <table:table-cell office:value-type="float" office:value="65632" calcext:value-type="float">
            <text:p>65632</text:p>
          </table:table-cell>
          <table:table-cell table:formula="of:=[.B75]-[.B$2]" office:value-type="float" office:value="5.37946629524231" calcext:value-type="float">
            <text:p>5.3794662952</text:p>
          </table:table-cell>
          <table:table-cell table:formula="of:=[.C75]/([.D75]-[.D74])" office:value-type="float" office:value="1043100.80152782" calcext:value-type="float">
            <text:p>1043100.8015278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771285.98997" calcext:value-type="float">
            <text:p>1442771285.98997</text:p>
          </table:table-cell>
          <table:table-cell office:value-type="float" office:value="65632" calcext:value-type="float">
            <text:p>65632</text:p>
          </table:table-cell>
          <table:table-cell table:formula="of:=[.B76]-[.B$2]" office:value-type="float" office:value="5.44840955734253" calcext:value-type="float">
            <text:p>5.4484095573</text:p>
          </table:table-cell>
          <table:table-cell table:formula="of:=[.C76]/([.D76]-[.D75])" office:value-type="float" office:value="951971.200675038" calcext:value-type="float">
            <text:p>951971.20067503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771286.05866" calcext:value-type="float">
            <text:p>1442771286.05866</text:p>
          </table:table-cell>
          <table:table-cell office:value-type="float" office:value="65632" calcext:value-type="float">
            <text:p>65632</text:p>
          </table:table-cell>
          <table:table-cell table:formula="of:=[.B77]-[.B$2]" office:value-type="float" office:value="5.5170955657959" calcext:value-type="float">
            <text:p>5.5170955658</text:p>
          </table:table-cell>
          <table:table-cell table:formula="of:=[.C77]/([.D77]-[.D76])" office:value-type="float" office:value="955536.673011906" calcext:value-type="float">
            <text:p>955536.6730119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771286.10902" calcext:value-type="float">
            <text:p>1442771286.10902</text:p>
          </table:table-cell>
          <table:table-cell office:value-type="float" office:value="65632" calcext:value-type="float">
            <text:p>65632</text:p>
          </table:table-cell>
          <table:table-cell table:formula="of:=[.B78]-[.B$2]" office:value-type="float" office:value="5.56745862960815" calcext:value-type="float">
            <text:p>5.5674586296</text:p>
          </table:table-cell>
          <table:table-cell table:formula="of:=[.C78]/([.D78]-[.D77])" office:value-type="float" office:value="1303177.26984728" calcext:value-type="float">
            <text:p>1303177.269847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771286.17623" calcext:value-type="float">
            <text:p>1442771286.17623</text:p>
          </table:table-cell>
          <table:table-cell office:value-type="float" office:value="65632" calcext:value-type="float">
            <text:p>65632</text:p>
          </table:table-cell>
          <table:table-cell table:formula="of:=[.B79]-[.B$2]" office:value-type="float" office:value="5.63466477394104" calcext:value-type="float">
            <text:p>5.6346647739</text:p>
          </table:table-cell>
          <table:table-cell table:formula="of:=[.C79]/([.D79]-[.D78])" office:value-type="float" office:value="976577.374754774" calcext:value-type="float">
            <text:p>976577.3747547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771286.19462" calcext:value-type="float">
            <text:p>1442771286.19462</text:p>
          </table:table-cell>
          <table:table-cell office:value-type="float" office:value="65632" calcext:value-type="float">
            <text:p>65632</text:p>
          </table:table-cell>
          <table:table-cell table:formula="of:=[.B80]-[.B$2]" office:value-type="float" office:value="5.65306258201599" calcext:value-type="float">
            <text:p>5.653062582</text:p>
          </table:table-cell>
          <table:table-cell table:formula="of:=[.C80]/([.D80]-[.D79])" office:value-type="float" office:value="3567381.49091569" calcext:value-type="float">
            <text:p>3567381.490915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771286.25962" calcext:value-type="float">
            <text:p>1442771286.25962</text:p>
          </table:table-cell>
          <table:table-cell office:value-type="float" office:value="65632" calcext:value-type="float">
            <text:p>65632</text:p>
          </table:table-cell>
          <table:table-cell table:formula="of:=[.B81]-[.B$2]" office:value-type="float" office:value="5.71805763244629" calcext:value-type="float">
            <text:p>5.7180576324</text:p>
          </table:table-cell>
          <table:table-cell table:formula="of:=[.C81]/([.D81]-[.D80])" office:value-type="float" office:value="1009799.97038983" calcext:value-type="float">
            <text:p>1009799.970389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771286.31012" calcext:value-type="float">
            <text:p>1442771286.31012</text:p>
          </table:table-cell>
          <table:table-cell office:value-type="float" office:value="65632" calcext:value-type="float">
            <text:p>65632</text:p>
          </table:table-cell>
          <table:table-cell table:formula="of:=[.B82]-[.B$2]" office:value-type="float" office:value="5.76855731010437" calcext:value-type="float">
            <text:p>5.7685573101</text:p>
          </table:table-cell>
          <table:table-cell table:formula="of:=[.C82]/([.D82]-[.D81])" office:value-type="float" office:value="1299651.86004504" calcext:value-type="float">
            <text:p>1299651.860045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771286.37741" calcext:value-type="float">
            <text:p>1442771286.37741</text:p>
          </table:table-cell>
          <table:table-cell office:value-type="float" office:value="65632" calcext:value-type="float">
            <text:p>65632</text:p>
          </table:table-cell>
          <table:table-cell table:formula="of:=[.B83]-[.B$2]" office:value-type="float" office:value="5.8358519077301" calcext:value-type="float">
            <text:p>5.8358519077</text:p>
          </table:table-cell>
          <table:table-cell table:formula="of:=[.C83]/([.D83]-[.D82])" office:value-type="float" office:value="975293.742969099" calcext:value-type="float">
            <text:p>975293.74296909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771286.48879" calcext:value-type="float">
            <text:p>1442771286.48879</text:p>
          </table:table-cell>
          <table:table-cell office:value-type="float" office:value="65632" calcext:value-type="float">
            <text:p>65632</text:p>
          </table:table-cell>
          <table:table-cell table:formula="of:=[.B84]-[.B$2]" office:value-type="float" office:value="5.94723176956177" calcext:value-type="float">
            <text:p>5.9472317696</text:p>
          </table:table-cell>
          <table:table-cell table:formula="of:=[.C84]/([.D84]-[.D83])" office:value-type="float" office:value="589262.71698194" calcext:value-type="float">
            <text:p>589262.7169819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771286.54975" calcext:value-type="float">
            <text:p>1442771286.54975</text:p>
          </table:table-cell>
          <table:table-cell office:value-type="float" office:value="65632" calcext:value-type="float">
            <text:p>65632</text:p>
          </table:table-cell>
          <table:table-cell table:formula="of:=[.B85]-[.B$2]" office:value-type="float" office:value="6.00818753242493" calcext:value-type="float">
            <text:p>6.0081875324</text:p>
          </table:table-cell>
          <table:table-cell table:formula="of:=[.C85]/([.D85]-[.D84])" office:value-type="float" office:value="1076715.25902052" calcext:value-type="float">
            <text:p>1076715.2590205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771286.6294" calcext:value-type="float">
            <text:p>1442771286.6294</text:p>
          </table:table-cell>
          <table:table-cell office:value-type="float" office:value="65632" calcext:value-type="float">
            <text:p>65632</text:p>
          </table:table-cell>
          <table:table-cell table:formula="of:=[.B86]-[.B$2]" office:value-type="float" office:value="6.08783912658691" calcext:value-type="float">
            <text:p>6.0878391266</text:p>
          </table:table-cell>
          <table:table-cell table:formula="of:=[.C86]/([.D86]-[.D85])" office:value-type="float" office:value="823988.530179626" calcext:value-type="float">
            <text:p>823988.5301796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771286.69045" calcext:value-type="float">
            <text:p>1442771286.69045</text:p>
          </table:table-cell>
          <table:table-cell office:value-type="float" office:value="65632" calcext:value-type="float">
            <text:p>65632</text:p>
          </table:table-cell>
          <table:table-cell table:formula="of:=[.B87]-[.B$2]" office:value-type="float" office:value="6.14889049530029" calcext:value-type="float">
            <text:p>6.1488904953</text:p>
          </table:table-cell>
          <table:table-cell table:formula="of:=[.C87]/([.D87]-[.D86])" office:value-type="float" office:value="1075029.13338644" calcext:value-type="float">
            <text:p>1075029.1333864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771286.79274" calcext:value-type="float">
            <text:p>1442771286.79274</text:p>
          </table:table-cell>
          <table:table-cell office:value-type="float" office:value="65632" calcext:value-type="float">
            <text:p>65632</text:p>
          </table:table-cell>
          <table:table-cell table:formula="of:=[.B88]-[.B$2]" office:value-type="float" office:value="6.2511739730835" calcext:value-type="float">
            <text:p>6.2511739731</text:p>
          </table:table-cell>
          <table:table-cell table:formula="of:=[.C88]/([.D88]-[.D87])" office:value-type="float" office:value="641667.661507478" calcext:value-type="float">
            <text:p>641667.6615074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771286.87198" calcext:value-type="float">
            <text:p>1442771286.87198</text:p>
          </table:table-cell>
          <table:table-cell office:value-type="float" office:value="65632" calcext:value-type="float">
            <text:p>65632</text:p>
          </table:table-cell>
          <table:table-cell table:formula="of:=[.B89]-[.B$2]" office:value-type="float" office:value="6.33042335510254" calcext:value-type="float">
            <text:p>6.3304233551</text:p>
          </table:table-cell>
          <table:table-cell table:formula="of:=[.C89]/([.D89]-[.D88])" office:value-type="float" office:value="828170.495818241" calcext:value-type="float">
            <text:p>828170.49581824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771286.93278" calcext:value-type="float">
            <text:p>1442771286.93278</text:p>
          </table:table-cell>
          <table:table-cell office:value-type="float" office:value="65632" calcext:value-type="float">
            <text:p>65632</text:p>
          </table:table-cell>
          <table:table-cell table:formula="of:=[.B90]-[.B$2]" office:value-type="float" office:value="6.39122319221497" calcext:value-type="float">
            <text:p>6.3912231922</text:p>
          </table:table-cell>
          <table:table-cell table:formula="of:=[.C90]/([.D90]-[.D89])" office:value-type="float" office:value="1079476.57620592" calcext:value-type="float">
            <text:p>1079476.5762059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771286.97318" calcext:value-type="float">
            <text:p>1442771286.97318</text:p>
          </table:table-cell>
          <table:table-cell office:value-type="float" office:value="65632" calcext:value-type="float">
            <text:p>65632</text:p>
          </table:table-cell>
          <table:table-cell table:formula="of:=[.B91]-[.B$2]" office:value-type="float" office:value="6.43161773681641" calcext:value-type="float">
            <text:p>6.4316177368</text:p>
          </table:table-cell>
          <table:table-cell table:formula="of:=[.C91]/([.D91]-[.D90])" office:value-type="float" office:value="1624773.85616224" calcext:value-type="float">
            <text:p>1624773.856162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771287.05418" calcext:value-type="float">
            <text:p>1442771287.05418</text:p>
          </table:table-cell>
          <table:table-cell office:value-type="float" office:value="65632" calcext:value-type="float">
            <text:p>65632</text:p>
          </table:table-cell>
          <table:table-cell table:formula="of:=[.B92]-[.B$2]" office:value-type="float" office:value="6.51261687278748" calcext:value-type="float">
            <text:p>6.5126168728</text:p>
          </table:table-cell>
          <table:table-cell table:formula="of:=[.C92]/([.D92]-[.D91])" office:value-type="float" office:value="810280.248216993" calcext:value-type="float">
            <text:p>810280.2482169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771290.02754" calcext:value-type="float">
            <text:p>1442771290.02754</text:p>
          </table:table-cell>
          <table:table-cell office:value-type="float" office:value="65632" calcext:value-type="float">
            <text:p>65632</text:p>
          </table:table-cell>
          <table:table-cell table:formula="of:=[.B93]-[.B$2]" office:value-type="float" office:value="9.48597717285156" calcext:value-type="float">
            <text:p>9.4859771729</text:p>
          </table:table-cell>
          <table:table-cell table:formula="of:=[.C93]/([.D93]-[.D92])" office:value-type="float" office:value="22073.3424060937" calcext:value-type="float">
            <text:p>22073.342406093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771290.05506" calcext:value-type="float">
            <text:p>1442771290.05506</text:p>
          </table:table-cell>
          <table:table-cell office:value-type="float" office:value="65632" calcext:value-type="float">
            <text:p>65632</text:p>
          </table:table-cell>
          <table:table-cell table:formula="of:=[.B94]-[.B$2]" office:value-type="float" office:value="9.51350235939026" calcext:value-type="float">
            <text:p>9.5135023594</text:p>
          </table:table-cell>
          <table:table-cell table:formula="of:=[.C94]/([.D94]-[.D93])" office:value-type="float" office:value="2384434.3400809" calcext:value-type="float">
            <text:p>2384434.340080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771290.08259" calcext:value-type="float">
            <text:p>1442771290.08259</text:p>
          </table:table-cell>
          <table:table-cell office:value-type="float" office:value="65632" calcext:value-type="float">
            <text:p>65632</text:p>
          </table:table-cell>
          <table:table-cell table:formula="of:=[.B95]-[.B$2]" office:value-type="float" office:value="9.54102420806885" calcext:value-type="float">
            <text:p>9.5410242081</text:p>
          </table:table-cell>
          <table:table-cell table:formula="of:=[.C95]/([.D95]-[.D94])" office:value-type="float" office:value="2384723.52517001" calcext:value-type="float">
            <text:p>2384723.525170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771290.11007" calcext:value-type="float">
            <text:p>1442771290.11007</text:p>
          </table:table-cell>
          <table:table-cell office:value-type="float" office:value="65632" calcext:value-type="float">
            <text:p>65632</text:p>
          </table:table-cell>
          <table:table-cell table:formula="of:=[.B96]-[.B$2]" office:value-type="float" office:value="9.56850814819336" calcext:value-type="float">
            <text:p>9.5685081482</text:p>
          </table:table-cell>
          <table:table-cell table:formula="of:=[.C96]/([.D96]-[.D95])" office:value-type="float" office:value="2388012.77046393" calcext:value-type="float">
            <text:p>2388012.770463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771290.13761" calcext:value-type="float">
            <text:p>1442771290.13761</text:p>
          </table:table-cell>
          <table:table-cell office:value-type="float" office:value="65632" calcext:value-type="float">
            <text:p>65632</text:p>
          </table:table-cell>
          <table:table-cell table:formula="of:=[.B97]-[.B$2]" office:value-type="float" office:value="9.59605026245117" calcext:value-type="float">
            <text:p>9.5960502625</text:p>
          </table:table-cell>
          <table:table-cell table:formula="of:=[.C97]/([.D97]-[.D96])" office:value-type="float" office:value="2382968.83767313" calcext:value-type="float">
            <text:p>2382968.8376731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771290.16514" calcext:value-type="float">
            <text:p>1442771290.16514</text:p>
          </table:table-cell>
          <table:table-cell office:value-type="float" office:value="65632" calcext:value-type="float">
            <text:p>65632</text:p>
          </table:table-cell>
          <table:table-cell table:formula="of:=[.B98]-[.B$2]" office:value-type="float" office:value="9.62357687950134" calcext:value-type="float">
            <text:p>9.6235768795</text:p>
          </table:table-cell>
          <table:table-cell table:formula="of:=[.C98]/([.D98]-[.D97])" office:value-type="float" office:value="2384310.42508337" calcext:value-type="float">
            <text:p>2384310.4250833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771290.19265" calcext:value-type="float">
            <text:p>1442771290.19265</text:p>
          </table:table-cell>
          <table:table-cell office:value-type="float" office:value="65632" calcext:value-type="float">
            <text:p>65632</text:p>
          </table:table-cell>
          <table:table-cell table:formula="of:=[.B99]-[.B$2]" office:value-type="float" office:value="9.65109372138977" calcext:value-type="float">
            <text:p>9.6510937214</text:p>
          </table:table-cell>
          <table:table-cell table:formula="of:=[.C99]/([.D99]-[.D98])" office:value-type="float" office:value="2385157.43434939" calcext:value-type="float">
            <text:p>2385157.434349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771290.22016" calcext:value-type="float">
            <text:p>1442771290.22016</text:p>
          </table:table-cell>
          <table:table-cell office:value-type="float" office:value="65632" calcext:value-type="float">
            <text:p>65632</text:p>
          </table:table-cell>
          <table:table-cell table:formula="of:=[.B100]-[.B$2]" office:value-type="float" office:value="9.67860078811646" calcext:value-type="float">
            <text:p>9.6786007881</text:p>
          </table:table-cell>
          <table:table-cell table:formula="of:=[.C100]/([.D100]-[.D99])" office:value-type="float" office:value="2386005.04561726" calcext:value-type="float">
            <text:p>2386005.0456172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771290.24766" calcext:value-type="float">
            <text:p>1442771290.24766</text:p>
          </table:table-cell>
          <table:table-cell office:value-type="float" office:value="65632" calcext:value-type="float">
            <text:p>65632</text:p>
          </table:table-cell>
          <table:table-cell table:formula="of:=[.B101]-[.B$2]" office:value-type="float" office:value="9.70610046386719" calcext:value-type="float">
            <text:p>9.7061004639</text:p>
          </table:table-cell>
          <table:table-cell table:formula="of:=[.C101]/([.D101]-[.D100])" office:value-type="float" office:value="2386646.32248444" calcext:value-type="float">
            <text:p>2386646.322484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771290.27516" calcext:value-type="float">
            <text:p>1442771290.27516</text:p>
          </table:table-cell>
          <table:table-cell office:value-type="float" office:value="65632" calcext:value-type="float">
            <text:p>65632</text:p>
          </table:table-cell>
          <table:table-cell table:formula="of:=[.B102]-[.B$2]" office:value-type="float" office:value="9.73360204696655" calcext:value-type="float">
            <text:p>9.733602047</text:p>
          </table:table-cell>
          <table:table-cell table:formula="of:=[.C102]/([.D102]-[.D101])" office:value-type="float" office:value="2386480.79868227" calcext:value-type="float">
            <text:p>2386480.798682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771290.30266" calcext:value-type="float">
            <text:p>1442771290.30266</text:p>
          </table:table-cell>
          <table:table-cell office:value-type="float" office:value="65632" calcext:value-type="float">
            <text:p>65632</text:p>
          </table:table-cell>
          <table:table-cell table:formula="of:=[.B103]-[.B$2]" office:value-type="float" office:value="9.7611026763916" calcext:value-type="float">
            <text:p>9.7611026764</text:p>
          </table:table-cell>
          <table:table-cell table:formula="of:=[.C103]/([.D103]-[.D102])" office:value-type="float" office:value="2386563.55771331" calcext:value-type="float">
            <text:p>2386563.5577133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771300.48825" calcext:value-type="float">
            <text:p>1442771300.48825</text:p>
          </table:table-cell>
          <table:table-cell office:value-type="float" office:value="65632" calcext:value-type="float">
            <text:p>65632</text:p>
          </table:table-cell>
          <table:table-cell table:formula="of:=[.B104]-[.B$2]" office:value-type="float" office:value="19.9466881752014" calcext:value-type="float">
            <text:p>19.9466881752</text:p>
          </table:table-cell>
          <table:table-cell table:formula="of:=[.C104]/([.D104]-[.D103])" office:value-type="float" office:value="6443.61583412845" calcext:value-type="float">
            <text:p>6443.615834128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771300.61346" calcext:value-type="float">
            <text:p>1442771300.61346</text:p>
          </table:table-cell>
          <table:table-cell office:value-type="float" office:value="65632" calcext:value-type="float">
            <text:p>65632</text:p>
          </table:table-cell>
          <table:table-cell table:formula="of:=[.B105]-[.B$2]" office:value-type="float" office:value="20.0718939304352" calcext:value-type="float">
            <text:p>20.0718939304</text:p>
          </table:table-cell>
          <table:table-cell table:formula="of:=[.C105]/([.D105]-[.D104])" office:value-type="float" office:value="524193.156117003" calcext:value-type="float">
            <text:p>524193.1561170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771300.73557" calcext:value-type="float">
            <text:p>1442771300.73557</text:p>
          </table:table-cell>
          <table:table-cell office:value-type="float" office:value="65632" calcext:value-type="float">
            <text:p>65632</text:p>
          </table:table-cell>
          <table:table-cell table:formula="of:=[.B106]-[.B$2]" office:value-type="float" office:value="20.1940133571625" calcext:value-type="float">
            <text:p>20.1940133572</text:p>
          </table:table-cell>
          <table:table-cell table:formula="of:=[.C106]/([.D106]-[.D105])" office:value-type="float" office:value="537441.107929232" calcext:value-type="float">
            <text:p>537441.10792923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771300.81781" calcext:value-type="float">
            <text:p>1442771300.81781</text:p>
          </table:table-cell>
          <table:table-cell office:value-type="float" office:value="65632" calcext:value-type="float">
            <text:p>65632</text:p>
          </table:table-cell>
          <table:table-cell table:formula="of:=[.B107]-[.B$2]" office:value-type="float" office:value="20.2762463092804" calcext:value-type="float">
            <text:p>20.2762463093</text:p>
          </table:table-cell>
          <table:table-cell table:formula="of:=[.C107]/([.D107]-[.D106])" office:value-type="float" office:value="798122.873004552" calcext:value-type="float">
            <text:p>798122.87300455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771300.85404" calcext:value-type="float">
            <text:p>1442771300.85404</text:p>
          </table:table-cell>
          <table:table-cell office:value-type="float" office:value="65632" calcext:value-type="float">
            <text:p>65632</text:p>
          </table:table-cell>
          <table:table-cell table:formula="of:=[.B108]-[.B$2]" office:value-type="float" office:value="20.3124754428863" calcext:value-type="float">
            <text:p>20.3124754429</text:p>
          </table:table-cell>
          <table:table-cell table:formula="of:=[.C108]/([.D108]-[.D107])" office:value-type="float" office:value="1811580.7215773" calcext:value-type="float">
            <text:p>1811580.721577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771300.98267" calcext:value-type="float">
            <text:p>1442771300.98267</text:p>
          </table:table-cell>
          <table:table-cell office:value-type="float" office:value="65632" calcext:value-type="float">
            <text:p>65632</text:p>
          </table:table-cell>
          <table:table-cell table:formula="of:=[.B109]-[.B$2]" office:value-type="float" office:value="20.4411110877991" calcext:value-type="float">
            <text:p>20.4411110878</text:p>
          </table:table-cell>
          <table:table-cell table:formula="of:=[.C109]/([.D109]-[.D108])" office:value-type="float" office:value="510216.278268219" calcext:value-type="float">
            <text:p>510216.27826821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771301.06468" calcext:value-type="float">
            <text:p>1442771301.06468</text:p>
          </table:table-cell>
          <table:table-cell office:value-type="float" office:value="65632" calcext:value-type="float">
            <text:p>65632</text:p>
          </table:table-cell>
          <table:table-cell table:formula="of:=[.B110]-[.B$2]" office:value-type="float" office:value="20.5231201648712" calcext:value-type="float">
            <text:p>20.5231201649</text:p>
          </table:table-cell>
          <table:table-cell table:formula="of:=[.C110]/([.D110]-[.D109])" office:value-type="float" office:value="800301.653709179" calcext:value-type="float">
            <text:p>800301.65370917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771301.14732" calcext:value-type="float">
            <text:p>1442771301.14732</text:p>
          </table:table-cell>
          <table:table-cell office:value-type="float" office:value="65632" calcext:value-type="float">
            <text:p>65632</text:p>
          </table:table-cell>
          <table:table-cell table:formula="of:=[.B111]-[.B$2]" office:value-type="float" office:value="20.6057636737823" calcext:value-type="float">
            <text:p>20.6057636738</text:p>
          </table:table-cell>
          <table:table-cell table:formula="of:=[.C111]/([.D111]-[.D110])" office:value-type="float" office:value="794157.954626232" calcext:value-type="float">
            <text:p>794157.95462623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771301.22977" calcext:value-type="float">
            <text:p>1442771301.22977</text:p>
          </table:table-cell>
          <table:table-cell office:value-type="float" office:value="65632" calcext:value-type="float">
            <text:p>65632</text:p>
          </table:table-cell>
          <table:table-cell table:formula="of:=[.B112]-[.B$2]" office:value-type="float" office:value="20.6882073879242" calcext:value-type="float">
            <text:p>20.6882073879</text:p>
          </table:table-cell>
          <table:table-cell table:formula="of:=[.C112]/([.D112]-[.D111])" office:value-type="float" office:value="796082.523490865" calcext:value-type="float">
            <text:p>796082.52349086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771301.31224" calcext:value-type="float">
            <text:p>1442771301.31224</text:p>
          </table:table-cell>
          <table:table-cell office:value-type="float" office:value="65632" calcext:value-type="float">
            <text:p>65632</text:p>
          </table:table-cell>
          <table:table-cell table:formula="of:=[.B113]-[.B$2]" office:value-type="float" office:value="20.7706820964813" calcext:value-type="float">
            <text:p>20.7706820965</text:p>
          </table:table-cell>
          <table:table-cell table:formula="of:=[.C113]/([.D113]-[.D112])" office:value-type="float" office:value="795783.351626369" calcext:value-type="float">
            <text:p>795783.35162636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771301.39328" calcext:value-type="float">
            <text:p>1442771301.39328</text:p>
          </table:table-cell>
          <table:table-cell office:value-type="float" office:value="65632" calcext:value-type="float">
            <text:p>65632</text:p>
          </table:table-cell>
          <table:table-cell table:formula="of:=[.B114]-[.B$2]" office:value-type="float" office:value="20.8517153263092" calcext:value-type="float">
            <text:p>20.8517153263</text:p>
          </table:table-cell>
          <table:table-cell table:formula="of:=[.C114]/([.D114]-[.D113])" office:value-type="float" office:value="809939.331548379" calcext:value-type="float">
            <text:p>809939.33154837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771301.4722" calcext:value-type="float">
            <text:p>1442771301.4722</text:p>
          </table:table-cell>
          <table:table-cell office:value-type="float" office:value="65632" calcext:value-type="float">
            <text:p>65632</text:p>
          </table:table-cell>
          <table:table-cell table:formula="of:=[.B115]-[.B$2]" office:value-type="float" office:value="20.9306380748749" calcext:value-type="float">
            <text:p>20.9306380749</text:p>
          </table:table-cell>
          <table:table-cell table:formula="of:=[.C115]/([.D115]-[.D114])" office:value-type="float" office:value="831598.001752128" calcext:value-type="float">
            <text:p>831598.00175212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771301.55063" calcext:value-type="float">
            <text:p>1442771301.55063</text:p>
          </table:table-cell>
          <table:table-cell office:value-type="float" office:value="65632" calcext:value-type="float">
            <text:p>65632</text:p>
          </table:table-cell>
          <table:table-cell table:formula="of:=[.B116]-[.B$2]" office:value-type="float" office:value="21.0090699195862" calcext:value-type="float">
            <text:p>21.0090699196</text:p>
          </table:table-cell>
          <table:table-cell table:formula="of:=[.C116]/([.D116]-[.D115])" office:value-type="float" office:value="836802.962388325" calcext:value-type="float">
            <text:p>836802.96238832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771301.62897" calcext:value-type="float">
            <text:p>1442771301.62897</text:p>
          </table:table-cell>
          <table:table-cell office:value-type="float" office:value="65632" calcext:value-type="float">
            <text:p>65632</text:p>
          </table:table-cell>
          <table:table-cell table:formula="of:=[.B117]-[.B$2]" office:value-type="float" office:value="21.0874106884003" calcext:value-type="float">
            <text:p>21.0874106884</text:p>
          </table:table-cell>
          <table:table-cell table:formula="of:=[.C117]/([.D117]-[.D116])" office:value-type="float" office:value="837775.796606662" calcext:value-type="float">
            <text:p>837775.7966066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771301.70757" calcext:value-type="float">
            <text:p>1442771301.70757</text:p>
          </table:table-cell>
          <table:table-cell office:value-type="float" office:value="65632" calcext:value-type="float">
            <text:p>65632</text:p>
          </table:table-cell>
          <table:table-cell table:formula="of:=[.B118]-[.B$2]" office:value-type="float" office:value="21.1660108566284" calcext:value-type="float">
            <text:p>21.1660108566</text:p>
          </table:table-cell>
          <table:table-cell table:formula="of:=[.C118]/([.D118]-[.D117])" office:value-type="float" office:value="835010.935466356" calcext:value-type="float">
            <text:p>835010.93546635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771301.78636" calcext:value-type="float">
            <text:p>1442771301.78636</text:p>
          </table:table-cell>
          <table:table-cell office:value-type="float" office:value="65632" calcext:value-type="float">
            <text:p>65632</text:p>
          </table:table-cell>
          <table:table-cell table:formula="of:=[.B119]-[.B$2]" office:value-type="float" office:value="21.2447967529297" calcext:value-type="float">
            <text:p>21.2447967529</text:p>
          </table:table-cell>
          <table:table-cell table:formula="of:=[.C119]/([.D119]-[.D118])" office:value-type="float" office:value="833042.499751855" calcext:value-type="float">
            <text:p>833042.49975185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771301.87519" calcext:value-type="float">
            <text:p>1442771301.87519</text:p>
          </table:table-cell>
          <table:table-cell office:value-type="float" office:value="65632" calcext:value-type="float">
            <text:p>65632</text:p>
          </table:table-cell>
          <table:table-cell table:formula="of:=[.B120]-[.B$2]" office:value-type="float" office:value="21.3336260318756" calcext:value-type="float">
            <text:p>21.3336260319</text:p>
          </table:table-cell>
          <table:table-cell table:formula="of:=[.C120]/([.D120]-[.D119])" office:value-type="float" office:value="738855.485250029" calcext:value-type="float">
            <text:p>738855.48525002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771302.02094" calcext:value-type="float">
            <text:p>1442771302.02094</text:p>
          </table:table-cell>
          <table:table-cell office:value-type="float" office:value="65632" calcext:value-type="float">
            <text:p>65632</text:p>
          </table:table-cell>
          <table:table-cell table:formula="of:=[.B121]-[.B$2]" office:value-type="float" office:value="21.4793763160706" calcext:value-type="float">
            <text:p>21.4793763161</text:p>
          </table:table-cell>
          <table:table-cell table:formula="of:=[.C121]/([.D121]-[.D120])" office:value-type="float" office:value="450304.439284762" calcext:value-type="float">
            <text:p>450304.43928476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771302.0993" calcext:value-type="float">
            <text:p>1442771302.0993</text:p>
          </table:table-cell>
          <table:table-cell office:value-type="float" office:value="65632" calcext:value-type="float">
            <text:p>65632</text:p>
          </table:table-cell>
          <table:table-cell table:formula="of:=[.B122]-[.B$2]" office:value-type="float" office:value="21.5577368736267" calcext:value-type="float">
            <text:p>21.5577368736</text:p>
          </table:table-cell>
          <table:table-cell table:formula="of:=[.C122]/([.D122]-[.D121])" office:value-type="float" office:value="837564.229337812" calcext:value-type="float">
            <text:p>837564.22933781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771302.17825" calcext:value-type="float">
            <text:p>1442771302.17825</text:p>
          </table:table-cell>
          <table:table-cell office:value-type="float" office:value="65632" calcext:value-type="float">
            <text:p>65632</text:p>
          </table:table-cell>
          <table:table-cell table:formula="of:=[.B123]-[.B$2]" office:value-type="float" office:value="21.6366846561432" calcext:value-type="float">
            <text:p>21.6366846561</text:p>
          </table:table-cell>
          <table:table-cell table:formula="of:=[.C123]/([.D123]-[.D122])" office:value-type="float" office:value="831334.306144698" calcext:value-type="float">
            <text:p>831334.30614469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771302.25668" calcext:value-type="float">
            <text:p>1442771302.25668</text:p>
          </table:table-cell>
          <table:table-cell office:value-type="float" office:value="65632" calcext:value-type="float">
            <text:p>65632</text:p>
          </table:table-cell>
          <table:table-cell table:formula="of:=[.B124]-[.B$2]" office:value-type="float" office:value="21.7151153087616" calcext:value-type="float">
            <text:p>21.7151153088</text:p>
          </table:table-cell>
          <table:table-cell table:formula="of:=[.C124]/([.D124]-[.D123])" office:value-type="float" office:value="836815.681227619" calcext:value-type="float">
            <text:p>836815.68122761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771302.33521" calcext:value-type="float">
            <text:p>1442771302.33521</text:p>
          </table:table-cell>
          <table:table-cell office:value-type="float" office:value="65632" calcext:value-type="float">
            <text:p>65632</text:p>
          </table:table-cell>
          <table:table-cell table:formula="of:=[.B125]-[.B$2]" office:value-type="float" office:value="21.793651342392" calcext:value-type="float">
            <text:p>21.7936513424</text:p>
          </table:table-cell>
          <table:table-cell table:formula="of:=[.C125]/([.D125]-[.D124])" office:value-type="float" office:value="835692.827433789" calcext:value-type="float">
            <text:p>835692.82743378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771302.40673" calcext:value-type="float">
            <text:p>1442771302.40673</text:p>
          </table:table-cell>
          <table:table-cell office:value-type="float" office:value="65632" calcext:value-type="float">
            <text:p>65632</text:p>
          </table:table-cell>
          <table:table-cell table:formula="of:=[.B126]-[.B$2]" office:value-type="float" office:value="21.8651692867279" calcext:value-type="float">
            <text:p>21.8651692867</text:p>
          </table:table-cell>
          <table:table-cell table:formula="of:=[.C126]/([.D126]-[.D125])" office:value-type="float" office:value="917699.755067207" calcext:value-type="float">
            <text:p>917699.75506720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771302.47116" calcext:value-type="float">
            <text:p>1442771302.47116</text:p>
          </table:table-cell>
          <table:table-cell office:value-type="float" office:value="65632" calcext:value-type="float">
            <text:p>65632</text:p>
          </table:table-cell>
          <table:table-cell table:formula="of:=[.B127]-[.B$2]" office:value-type="float" office:value="21.9295992851257" calcext:value-type="float">
            <text:p>21.9295992851</text:p>
          </table:table-cell>
          <table:table-cell table:formula="of:=[.C127]/([.D127]-[.D126])" office:value-type="float" office:value="1018655.93096481" calcext:value-type="float">
            <text:p>1018655.9309648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771302.59973" calcext:value-type="float">
            <text:p>1442771302.59973</text:p>
          </table:table-cell>
          <table:table-cell office:value-type="float" office:value="65632" calcext:value-type="float">
            <text:p>65632</text:p>
          </table:table-cell>
          <table:table-cell table:formula="of:=[.B128]-[.B$2]" office:value-type="float" office:value="22.0581722259521" calcext:value-type="float">
            <text:p>22.058172226</text:p>
          </table:table-cell>
          <table:table-cell table:formula="of:=[.C128]/([.D128]-[.D127])" office:value-type="float" office:value="510465.10702908" calcext:value-type="float">
            <text:p>510465.107029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771302.66369" calcext:value-type="float">
            <text:p>1442771302.66369</text:p>
          </table:table-cell>
          <table:table-cell office:value-type="float" office:value="65632" calcext:value-type="float">
            <text:p>65632</text:p>
          </table:table-cell>
          <table:table-cell table:formula="of:=[.B129]-[.B$2]" office:value-type="float" office:value="22.1221332550049" calcext:value-type="float">
            <text:p>22.122133255</text:p>
          </table:table-cell>
          <table:table-cell table:formula="of:=[.C129]/([.D129]-[.D128])" office:value-type="float" office:value="1026124.82900936" calcext:value-type="float">
            <text:p>1026124.829009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771302.72832" calcext:value-type="float">
            <text:p>1442771302.72832</text:p>
          </table:table-cell>
          <table:table-cell office:value-type="float" office:value="65632" calcext:value-type="float">
            <text:p>65632</text:p>
          </table:table-cell>
          <table:table-cell table:formula="of:=[.B130]-[.B$2]" office:value-type="float" office:value="22.1867558956146" calcext:value-type="float">
            <text:p>22.1867558956</text:p>
          </table:table-cell>
          <table:table-cell table:formula="of:=[.C130]/([.D130]-[.D129])" office:value-type="float" office:value="1015619.2842127" calcext:value-type="float">
            <text:p>1015619.28421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771302.79266" calcext:value-type="float">
            <text:p>1442771302.79266</text:p>
          </table:table-cell>
          <table:table-cell office:value-type="float" office:value="65632" calcext:value-type="float">
            <text:p>65632</text:p>
          </table:table-cell>
          <table:table-cell table:formula="of:=[.B131]-[.B$2]" office:value-type="float" office:value="22.2511012554169" calcext:value-type="float">
            <text:p>22.2511012554</text:p>
          </table:table-cell>
          <table:table-cell table:formula="of:=[.C131]/([.D131]-[.D130])" office:value-type="float" office:value="1019995.8505432" calcext:value-type="float">
            <text:p>1019995.850543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771302.8572" calcext:value-type="float">
            <text:p>1442771302.8572</text:p>
          </table:table-cell>
          <table:table-cell office:value-type="float" office:value="65632" calcext:value-type="float">
            <text:p>65632</text:p>
          </table:table-cell>
          <table:table-cell table:formula="of:=[.B132]-[.B$2]" office:value-type="float" office:value="22.3156404495239" calcext:value-type="float">
            <text:p>22.3156404495</text:p>
          </table:table-cell>
          <table:table-cell table:formula="of:=[.C132]/([.D132]-[.D131])" office:value-type="float" office:value="1016932.43784748" calcext:value-type="float">
            <text:p>1016932.4378474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771302.9854" calcext:value-type="float">
            <text:p>1442771302.9854</text:p>
          </table:table-cell>
          <table:table-cell office:value-type="float" office:value="65632" calcext:value-type="float">
            <text:p>65632</text:p>
          </table:table-cell>
          <table:table-cell table:formula="of:=[.B133]-[.B$2]" office:value-type="float" office:value="22.4438343048096" calcext:value-type="float">
            <text:p>22.4438343048</text:p>
          </table:table-cell>
          <table:table-cell table:formula="of:=[.C133]/([.D133]-[.D132])" office:value-type="float" office:value="511974.61729938" calcext:value-type="float">
            <text:p>511974.6172993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771303.04969" calcext:value-type="float">
            <text:p>1442771303.04969</text:p>
          </table:table-cell>
          <table:table-cell office:value-type="float" office:value="65632" calcext:value-type="float">
            <text:p>65632</text:p>
          </table:table-cell>
          <table:table-cell table:formula="of:=[.B134]-[.B$2]" office:value-type="float" office:value="22.5081248283386" calcext:value-type="float">
            <text:p>22.5081248283</text:p>
          </table:table-cell>
          <table:table-cell table:formula="of:=[.C134]/([.D134]-[.D133])" office:value-type="float" office:value="1020865.85078656" calcext:value-type="float">
            <text:p>1020865.8507865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771303.11398" calcext:value-type="float">
            <text:p>1442771303.11398</text:p>
          </table:table-cell>
          <table:table-cell office:value-type="float" office:value="65632" calcext:value-type="float">
            <text:p>65632</text:p>
          </table:table-cell>
          <table:table-cell table:formula="of:=[.B135]-[.B$2]" office:value-type="float" office:value="22.5724229812622" calcext:value-type="float">
            <text:p>22.5724229813</text:p>
          </table:table-cell>
          <table:table-cell table:formula="of:=[.C135]/([.D135]-[.D134])" office:value-type="float" office:value="1020744.71840585" calcext:value-type="float">
            <text:p>1020744.7184058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771303.17861" calcext:value-type="float">
            <text:p>1442771303.17861</text:p>
          </table:table-cell>
          <table:table-cell office:value-type="float" office:value="65632" calcext:value-type="float">
            <text:p>65632</text:p>
          </table:table-cell>
          <table:table-cell table:formula="of:=[.B136]-[.B$2]" office:value-type="float" office:value="22.6370449066162" calcext:value-type="float">
            <text:p>22.6370449066</text:p>
          </table:table-cell>
          <table:table-cell table:formula="of:=[.C136]/([.D136]-[.D135])" office:value-type="float" office:value="1015630.52540547" calcext:value-type="float">
            <text:p>1015630.5254054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771303.24297" calcext:value-type="float">
            <text:p>1442771303.24297</text:p>
          </table:table-cell>
          <table:table-cell office:value-type="float" office:value="65632" calcext:value-type="float">
            <text:p>65632</text:p>
          </table:table-cell>
          <table:table-cell table:formula="of:=[.B137]-[.B$2]" office:value-type="float" office:value="22.7014057636261" calcext:value-type="float">
            <text:p>22.7014057636</text:p>
          </table:table-cell>
          <table:table-cell table:formula="of:=[.C137]/([.D137]-[.D136])" office:value-type="float" office:value="1019750.24959529" calcext:value-type="float">
            <text:p>1019750.2495952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771303.3074" calcext:value-type="float">
            <text:p>1442771303.3074</text:p>
          </table:table-cell>
          <table:table-cell office:value-type="float" office:value="65632" calcext:value-type="float">
            <text:p>65632</text:p>
          </table:table-cell>
          <table:table-cell table:formula="of:=[.B138]-[.B$2]" office:value-type="float" office:value="22.765834569931" calcext:value-type="float">
            <text:p>22.7658345699</text:p>
          </table:table-cell>
          <table:table-cell table:formula="of:=[.C138]/([.D138]-[.D137])" office:value-type="float" office:value="1018674.77862889" calcext:value-type="float">
            <text:p>1018674.7786288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771303.37162" calcext:value-type="float">
            <text:p>1442771303.37162</text:p>
          </table:table-cell>
          <table:table-cell office:value-type="float" office:value="65632" calcext:value-type="float">
            <text:p>65632</text:p>
          </table:table-cell>
          <table:table-cell table:formula="of:=[.B139]-[.B$2]" office:value-type="float" office:value="22.8300614356995" calcext:value-type="float">
            <text:p>22.8300614357</text:p>
          </table:table-cell>
          <table:table-cell table:formula="of:=[.C139]/([.D139]-[.D138])" office:value-type="float" office:value="1021877.67088984" calcext:value-type="float">
            <text:p>1021877.6708898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771303.5043" calcext:value-type="float">
            <text:p>1442771303.5043</text:p>
          </table:table-cell>
          <table:table-cell office:value-type="float" office:value="65632" calcext:value-type="float">
            <text:p>65632</text:p>
          </table:table-cell>
          <table:table-cell table:formula="of:=[.B140]-[.B$2]" office:value-type="float" office:value="22.9627339839935" calcext:value-type="float">
            <text:p>22.962733984</text:p>
          </table:table-cell>
          <table:table-cell table:formula="of:=[.C140]/([.D140]-[.D139])" office:value-type="float" office:value="494691.636242091" calcext:value-type="float">
            <text:p>494691.63624209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771303.57104" calcext:value-type="float">
            <text:p>1442771303.57104</text:p>
          </table:table-cell>
          <table:table-cell office:value-type="float" office:value="65632" calcext:value-type="float">
            <text:p>65632</text:p>
          </table:table-cell>
          <table:table-cell table:formula="of:=[.B141]-[.B$2]" office:value-type="float" office:value="23.0294737815857" calcext:value-type="float">
            <text:p>23.0294737816</text:p>
          </table:table-cell>
          <table:table-cell table:formula="of:=[.C141]/([.D141]-[.D140])" office:value-type="float" office:value="983401.244352992" calcext:value-type="float">
            <text:p>983401.24435299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771303.63733" calcext:value-type="float">
            <text:p>1442771303.63733</text:p>
          </table:table-cell>
          <table:table-cell office:value-type="float" office:value="65632" calcext:value-type="float">
            <text:p>65632</text:p>
          </table:table-cell>
          <table:table-cell table:formula="of:=[.B142]-[.B$2]" office:value-type="float" office:value="23.095771074295" calcext:value-type="float">
            <text:p>23.0957710743</text:p>
          </table:table-cell>
          <table:table-cell table:formula="of:=[.C142]/([.D142]-[.D141])" office:value-type="float" office:value="989965.009396881" calcext:value-type="float">
            <text:p>989965.00939688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771303.70377" calcext:value-type="float">
            <text:p>1442771303.70377</text:p>
          </table:table-cell>
          <table:table-cell office:value-type="float" office:value="65632" calcext:value-type="float">
            <text:p>65632</text:p>
          </table:table-cell>
          <table:table-cell table:formula="of:=[.B143]-[.B$2]" office:value-type="float" office:value="23.1622135639191" calcext:value-type="float">
            <text:p>23.1622135639</text:p>
          </table:table-cell>
          <table:table-cell table:formula="of:=[.C143]/([.D143]-[.D142])" office:value-type="float" office:value="987801.636744653" calcext:value-type="float">
            <text:p>987801.63674465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771303.77079" calcext:value-type="float">
            <text:p>1442771303.77079</text:p>
          </table:table-cell>
          <table:table-cell office:value-type="float" office:value="65632" calcext:value-type="float">
            <text:p>65632</text:p>
          </table:table-cell>
          <table:table-cell table:formula="of:=[.B144]-[.B$2]" office:value-type="float" office:value="23.2292306423187" calcext:value-type="float">
            <text:p>23.2292306423</text:p>
          </table:table-cell>
          <table:table-cell table:formula="of:=[.C144]/([.D144]-[.D143])" office:value-type="float" office:value="979332.456252446" calcext:value-type="float">
            <text:p>979332.45625244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771303.8371" calcext:value-type="float">
            <text:p>1442771303.8371</text:p>
          </table:table-cell>
          <table:table-cell office:value-type="float" office:value="65632" calcext:value-type="float">
            <text:p>65632</text:p>
          </table:table-cell>
          <table:table-cell table:formula="of:=[.B145]-[.B$2]" office:value-type="float" office:value="23.2955367565155" calcext:value-type="float">
            <text:p>23.2955367565</text:p>
          </table:table-cell>
          <table:table-cell table:formula="of:=[.C145]/([.D145]-[.D144])" office:value-type="float" office:value="989833.302630633" calcext:value-type="float">
            <text:p>989833.30263063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771303.9037" calcext:value-type="float">
            <text:p>1442771303.9037</text:p>
          </table:table-cell>
          <table:table-cell office:value-type="float" office:value="65632" calcext:value-type="float">
            <text:p>65632</text:p>
          </table:table-cell>
          <table:table-cell table:formula="of:=[.B146]-[.B$2]" office:value-type="float" office:value="23.3621413707733" calcext:value-type="float">
            <text:p>23.3621413708</text:p>
          </table:table-cell>
          <table:table-cell table:formula="of:=[.C146]/([.D146]-[.D145])" office:value-type="float" office:value="985397.194043528" calcext:value-type="float">
            <text:p>985397.19404352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771303.9701" calcext:value-type="float">
            <text:p>1442771303.9701</text:p>
          </table:table-cell>
          <table:table-cell office:value-type="float" office:value="65632" calcext:value-type="float">
            <text:p>65632</text:p>
          </table:table-cell>
          <table:table-cell table:formula="of:=[.B147]-[.B$2]" office:value-type="float" office:value="23.4285342693329" calcext:value-type="float">
            <text:p>23.4285342693</text:p>
          </table:table-cell>
          <table:table-cell table:formula="of:=[.C147]/([.D147]-[.D146])" office:value-type="float" office:value="988539.458645753" calcext:value-type="float">
            <text:p>988539.45864575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771304.10293" calcext:value-type="float">
            <text:p>1442771304.10293</text:p>
          </table:table-cell>
          <table:table-cell office:value-type="float" office:value="65632" calcext:value-type="float">
            <text:p>65632</text:p>
          </table:table-cell>
          <table:table-cell table:formula="of:=[.B148]-[.B$2]" office:value-type="float" office:value="23.5613675117493" calcext:value-type="float">
            <text:p>23.5613675117</text:p>
          </table:table-cell>
          <table:table-cell table:formula="of:=[.C148]/([.D148]-[.D147])" office:value-type="float" office:value="494093.186359696" calcext:value-type="float">
            <text:p>494093.18635969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771304.16966" calcext:value-type="float">
            <text:p>1442771304.16966</text:p>
          </table:table-cell>
          <table:table-cell office:value-type="float" office:value="65632" calcext:value-type="float">
            <text:p>65632</text:p>
          </table:table-cell>
          <table:table-cell table:formula="of:=[.B149]-[.B$2]" office:value-type="float" office:value="23.6281034946442" calcext:value-type="float">
            <text:p>23.6281034946</text:p>
          </table:table-cell>
          <table:table-cell table:formula="of:=[.C149]/([.D149]-[.D148])" office:value-type="float" office:value="983457.456577269" calcext:value-type="float">
            <text:p>983457.45657726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771304.23609" calcext:value-type="float">
            <text:p>1442771304.23609</text:p>
          </table:table-cell>
          <table:table-cell office:value-type="float" office:value="65632" calcext:value-type="float">
            <text:p>65632</text:p>
          </table:table-cell>
          <table:table-cell table:formula="of:=[.B150]-[.B$2]" office:value-type="float" office:value="23.694525718689" calcext:value-type="float">
            <text:p>23.6945257187</text:p>
          </table:table-cell>
          <table:table-cell table:formula="of:=[.C150]/([.D150]-[.D149])" office:value-type="float" office:value="988103.017383657" calcext:value-type="float">
            <text:p>988103.01738365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771304.30272" calcext:value-type="float">
            <text:p>1442771304.30272</text:p>
          </table:table-cell>
          <table:table-cell office:value-type="float" office:value="65632" calcext:value-type="float">
            <text:p>65632</text:p>
          </table:table-cell>
          <table:table-cell table:formula="of:=[.B151]-[.B$2]" office:value-type="float" office:value="23.7611577510834" calcext:value-type="float">
            <text:p>23.7611577511</text:p>
          </table:table-cell>
          <table:table-cell table:formula="of:=[.C151]/([.D151]-[.D150])" office:value-type="float" office:value="984991.717069505" calcext:value-type="float">
            <text:p>984991.7170695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771304.36935" calcext:value-type="float">
            <text:p>1442771304.36935</text:p>
          </table:table-cell>
          <table:table-cell office:value-type="float" office:value="65632" calcext:value-type="float">
            <text:p>65632</text:p>
          </table:table-cell>
          <table:table-cell table:formula="of:=[.B152]-[.B$2]" office:value-type="float" office:value="23.8277871608734" calcext:value-type="float">
            <text:p>23.8277871609</text:p>
          </table:table-cell>
          <table:table-cell table:formula="of:=[.C152]/([.D152]-[.D151])" office:value-type="float" office:value="985030.487390147" calcext:value-type="float">
            <text:p>985030.48739014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771304.43586" calcext:value-type="float">
            <text:p>1442771304.43586</text:p>
          </table:table-cell>
          <table:table-cell office:value-type="float" office:value="65632" calcext:value-type="float">
            <text:p>65632</text:p>
          </table:table-cell>
          <table:table-cell table:formula="of:=[.B153]-[.B$2]" office:value-type="float" office:value="23.8942937850952" calcext:value-type="float">
            <text:p>23.8942937851</text:p>
          </table:table-cell>
          <table:table-cell table:formula="of:=[.C153]/([.D153]-[.D152])" office:value-type="float" office:value="986849.06605867" calcext:value-type="float">
            <text:p>986849.0660586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771304.50274" calcext:value-type="float">
            <text:p>1442771304.50274</text:p>
          </table:table-cell>
          <table:table-cell office:value-type="float" office:value="65632" calcext:value-type="float">
            <text:p>65632</text:p>
          </table:table-cell>
          <table:table-cell table:formula="of:=[.B154]-[.B$2]" office:value-type="float" office:value="23.9611825942993" calcext:value-type="float">
            <text:p>23.9611825943</text:p>
          </table:table-cell>
          <table:table-cell table:formula="of:=[.C154]/([.D154]-[.D153])" office:value-type="float" office:value="981210.471242408" calcext:value-type="float">
            <text:p>981210.47124240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771304.63518" calcext:value-type="float">
            <text:p>1442771304.63518</text:p>
          </table:table-cell>
          <table:table-cell office:value-type="float" office:value="65632" calcext:value-type="float">
            <text:p>65632</text:p>
          </table:table-cell>
          <table:table-cell table:formula="of:=[.B155]-[.B$2]" office:value-type="float" office:value="24.0936222076416" calcext:value-type="float">
            <text:p>24.0936222076</text:p>
          </table:table-cell>
          <table:table-cell table:formula="of:=[.C155]/([.D155]-[.D154])" office:value-type="float" office:value="495561.700488936" calcext:value-type="float">
            <text:p>495561.70048893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771304.70174" calcext:value-type="float">
            <text:p>1442771304.70174</text:p>
          </table:table-cell>
          <table:table-cell office:value-type="float" office:value="65632" calcext:value-type="float">
            <text:p>65632</text:p>
          </table:table-cell>
          <table:table-cell table:formula="of:=[.B156]-[.B$2]" office:value-type="float" office:value="24.1601746082306" calcext:value-type="float">
            <text:p>24.1601746082</text:p>
          </table:table-cell>
          <table:table-cell table:formula="of:=[.C156]/([.D156]-[.D155])" office:value-type="float" office:value="986170.287159536" calcext:value-type="float">
            <text:p>986170.28715953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771304.76829" calcext:value-type="float">
            <text:p>1442771304.76829</text:p>
          </table:table-cell>
          <table:table-cell office:value-type="float" office:value="65632" calcext:value-type="float">
            <text:p>65632</text:p>
          </table:table-cell>
          <table:table-cell table:formula="of:=[.B157]-[.B$2]" office:value-type="float" office:value="24.2267322540283" calcext:value-type="float">
            <text:p>24.226732254</text:p>
          </table:table-cell>
          <table:table-cell table:formula="of:=[.C157]/([.D157]-[.D156])" office:value-type="float" office:value="986092.570032562" calcext:value-type="float">
            <text:p>986092.5700325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771304.83494" calcext:value-type="float">
            <text:p>1442771304.83494</text:p>
          </table:table-cell>
          <table:table-cell office:value-type="float" office:value="65632" calcext:value-type="float">
            <text:p>65632</text:p>
          </table:table-cell>
          <table:table-cell table:formula="of:=[.B158]-[.B$2]" office:value-type="float" office:value="24.2933773994446" calcext:value-type="float">
            <text:p>24.2933773994</text:p>
          </table:table-cell>
          <table:table-cell table:formula="of:=[.C158]/([.D158]-[.D157])" office:value-type="float" office:value="984797.911236719" calcext:value-type="float">
            <text:p>984797.91123671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771304.90149" calcext:value-type="float">
            <text:p>1442771304.90149</text:p>
          </table:table-cell>
          <table:table-cell office:value-type="float" office:value="65632" calcext:value-type="float">
            <text:p>65632</text:p>
          </table:table-cell>
          <table:table-cell table:formula="of:=[.B159]-[.B$2]" office:value-type="float" office:value="24.3599321842194" calcext:value-type="float">
            <text:p>24.3599321842</text:p>
          </table:table-cell>
          <table:table-cell table:formula="of:=[.C159]/([.D159]-[.D158])" office:value-type="float" office:value="986134.959674155" calcext:value-type="float">
            <text:p>986134.95967415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771304.96811" calcext:value-type="float">
            <text:p>1442771304.96811</text:p>
          </table:table-cell>
          <table:table-cell office:value-type="float" office:value="65632" calcext:value-type="float">
            <text:p>65632</text:p>
          </table:table-cell>
          <table:table-cell table:formula="of:=[.B160]-[.B$2]" office:value-type="float" office:value="24.4265444278717" calcext:value-type="float">
            <text:p>24.4265444279</text:p>
          </table:table-cell>
          <table:table-cell table:formula="of:=[.C160]/([.D160]-[.D159])" office:value-type="float" office:value="985284.332149811" calcext:value-type="float">
            <text:p>985284.33214981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771305.10065" calcext:value-type="float">
            <text:p>1442771305.10065</text:p>
          </table:table-cell>
          <table:table-cell office:value-type="float" office:value="65632" calcext:value-type="float">
            <text:p>65632</text:p>
          </table:table-cell>
          <table:table-cell table:formula="of:=[.B161]-[.B$2]" office:value-type="float" office:value="24.5590908527374" calcext:value-type="float">
            <text:p>24.5590908527</text:p>
          </table:table-cell>
          <table:table-cell table:formula="of:=[.C161]/([.D161]-[.D160])" office:value-type="float" office:value="495162.355880131" calcext:value-type="float">
            <text:p>495162.35588013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771305.16724" calcext:value-type="float">
            <text:p>1442771305.16724</text:p>
          </table:table-cell>
          <table:table-cell office:value-type="float" office:value="65632" calcext:value-type="float">
            <text:p>65632</text:p>
          </table:table-cell>
          <table:table-cell table:formula="of:=[.B162]-[.B$2]" office:value-type="float" office:value="24.6256768703461" calcext:value-type="float">
            <text:p>24.6256768703</text:p>
          </table:table-cell>
          <table:table-cell table:formula="of:=[.C162]/([.D162]-[.D161])" office:value-type="float" office:value="985672.403262652" calcext:value-type="float">
            <text:p>985672.40326265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771305.23371" calcext:value-type="float">
            <text:p>1442771305.23371</text:p>
          </table:table-cell>
          <table:table-cell office:value-type="float" office:value="65632" calcext:value-type="float">
            <text:p>65632</text:p>
          </table:table-cell>
          <table:table-cell table:formula="of:=[.B163]-[.B$2]" office:value-type="float" office:value="24.6921460628509" calcext:value-type="float">
            <text:p>24.6921460629</text:p>
          </table:table-cell>
          <table:table-cell table:formula="of:=[.C163]/([.D163]-[.D162])" office:value-type="float" office:value="987404.804040288" calcext:value-type="float">
            <text:p>987404.80404028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771305.30053" calcext:value-type="float">
            <text:p>1442771305.30053</text:p>
          </table:table-cell>
          <table:table-cell office:value-type="float" office:value="65632" calcext:value-type="float">
            <text:p>65632</text:p>
          </table:table-cell>
          <table:table-cell table:formula="of:=[.B164]-[.B$2]" office:value-type="float" office:value="24.758971452713" calcext:value-type="float">
            <text:p>24.7589714527</text:p>
          </table:table-cell>
          <table:table-cell table:formula="of:=[.C164]/([.D164]-[.D163])" office:value-type="float" office:value="982141.670037034" calcext:value-type="float">
            <text:p>982141.67003703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771305.36717" calcext:value-type="float">
            <text:p>1442771305.36717</text:p>
          </table:table-cell>
          <table:table-cell office:value-type="float" office:value="65632" calcext:value-type="float">
            <text:p>65632</text:p>
          </table:table-cell>
          <table:table-cell table:formula="of:=[.B165]-[.B$2]" office:value-type="float" office:value="24.8256072998047" calcext:value-type="float">
            <text:p>24.8256072998</text:p>
          </table:table-cell>
          <table:table-cell table:formula="of:=[.C165]/([.D165]-[.D164])" office:value-type="float" office:value="984935.329323663" calcext:value-type="float">
            <text:p>984935.3293236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771305.43096" calcext:value-type="float">
            <text:p>1442771305.43096</text:p>
          </table:table-cell>
          <table:table-cell office:value-type="float" office:value="65632" calcext:value-type="float">
            <text:p>65632</text:p>
          </table:table-cell>
          <table:table-cell table:formula="of:=[.B166]-[.B$2]" office:value-type="float" office:value="24.8894007205963" calcext:value-type="float">
            <text:p>24.8894007206</text:p>
          </table:table-cell>
          <table:table-cell table:formula="of:=[.C166]/([.D166]-[.D165])" office:value-type="float" office:value="1028820.82800324" calcext:value-type="float">
            <text:p>1028820.8280032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771305.49462" calcext:value-type="float">
            <text:p>1442771305.49462</text:p>
          </table:table-cell>
          <table:table-cell office:value-type="float" office:value="65632" calcext:value-type="float">
            <text:p>65632</text:p>
          </table:table-cell>
          <table:table-cell table:formula="of:=[.B167]-[.B$2]" office:value-type="float" office:value="24.9530634880066" calcext:value-type="float">
            <text:p>24.953063488</text:p>
          </table:table-cell>
          <table:table-cell table:formula="of:=[.C167]/([.D167]-[.D166])" office:value-type="float" office:value="1030932.2492538" calcext:value-type="float">
            <text:p>1030932.249253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771305.55812" calcext:value-type="float">
            <text:p>1442771305.55812</text:p>
          </table:table-cell>
          <table:table-cell office:value-type="float" office:value="65632" calcext:value-type="float">
            <text:p>65632</text:p>
          </table:table-cell>
          <table:table-cell table:formula="of:=[.B168]-[.B$2]" office:value-type="float" office:value="25.0165615081787" calcext:value-type="float">
            <text:p>25.0165615082</text:p>
          </table:table-cell>
          <table:table-cell table:formula="of:=[.C168]/([.D168]-[.D167])" office:value-type="float" office:value="1033607.02935456" calcext:value-type="float">
            <text:p>1033607.0293545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771305.62135" calcext:value-type="float">
            <text:p>1442771305.62135</text:p>
          </table:table-cell>
          <table:table-cell office:value-type="float" office:value="65632" calcext:value-type="float">
            <text:p>65632</text:p>
          </table:table-cell>
          <table:table-cell table:formula="of:=[.B169]-[.B$2]" office:value-type="float" office:value="25.0797905921936" calcext:value-type="float">
            <text:p>25.0797905922</text:p>
          </table:table-cell>
          <table:table-cell table:formula="of:=[.C169]/([.D169]-[.D168])" office:value-type="float" office:value="1038003.33379085" calcext:value-type="float">
            <text:p>1038003.3337908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771305.68474" calcext:value-type="float">
            <text:p>1442771305.68474</text:p>
          </table:table-cell>
          <table:table-cell office:value-type="float" office:value="65632" calcext:value-type="float">
            <text:p>65632</text:p>
          </table:table-cell>
          <table:table-cell table:formula="of:=[.B170]-[.B$2]" office:value-type="float" office:value="25.1431751251221" calcext:value-type="float">
            <text:p>25.1431751251</text:p>
          </table:table-cell>
          <table:table-cell table:formula="of:=[.C170]/([.D170]-[.D169])" office:value-type="float" office:value="1035457.65769182" calcext:value-type="float">
            <text:p>1035457.65769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771305.81179" calcext:value-type="float">
            <text:p>1442771305.81179</text:p>
          </table:table-cell>
          <table:table-cell office:value-type="float" office:value="65632" calcext:value-type="float">
            <text:p>65632</text:p>
          </table:table-cell>
          <table:table-cell table:formula="of:=[.B171]-[.B$2]" office:value-type="float" office:value="25.2702326774597" calcext:value-type="float">
            <text:p>25.2702326775</text:p>
          </table:table-cell>
          <table:table-cell table:formula="of:=[.C171]/([.D171]-[.D170])" office:value-type="float" office:value="516553.31613494" calcext:value-type="float">
            <text:p>516553.3161349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771305.8752" calcext:value-type="float">
            <text:p>1442771305.8752</text:p>
          </table:table-cell>
          <table:table-cell office:value-type="float" office:value="65632" calcext:value-type="float">
            <text:p>65632</text:p>
          </table:table-cell>
          <table:table-cell table:formula="of:=[.B172]-[.B$2]" office:value-type="float" office:value="25.3336379528046" calcext:value-type="float">
            <text:p>25.3336379528</text:p>
          </table:table-cell>
          <table:table-cell table:formula="of:=[.C172]/([.D172]-[.D171])" office:value-type="float" office:value="1035118.91783516" calcext:value-type="float">
            <text:p>1035118.9178351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771305.93893" calcext:value-type="float">
            <text:p>1442771305.93893</text:p>
          </table:table-cell>
          <table:table-cell office:value-type="float" office:value="65632" calcext:value-type="float">
            <text:p>65632</text:p>
          </table:table-cell>
          <table:table-cell table:formula="of:=[.B173]-[.B$2]" office:value-type="float" office:value="25.3973722457886" calcext:value-type="float">
            <text:p>25.3973722458</text:p>
          </table:table-cell>
          <table:table-cell table:formula="of:=[.C173]/([.D173]-[.D172])" office:value-type="float" office:value="1029775.28936372" calcext:value-type="float">
            <text:p>1029775.2893637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771306.00245" calcext:value-type="float">
            <text:p>1442771306.00245</text:p>
          </table:table-cell>
          <table:table-cell office:value-type="float" office:value="65632" calcext:value-type="float">
            <text:p>65632</text:p>
          </table:table-cell>
          <table:table-cell table:formula="of:=[.B174]-[.B$2]" office:value-type="float" office:value="25.4608900547028" calcext:value-type="float">
            <text:p>25.4608900547</text:p>
          </table:table-cell>
          <table:table-cell table:formula="of:=[.C174]/([.D174]-[.D173])" office:value-type="float" office:value="1033285.01284847" calcext:value-type="float">
            <text:p>1033285.0128484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771306.06624" calcext:value-type="float">
            <text:p>1442771306.06624</text:p>
          </table:table-cell>
          <table:table-cell office:value-type="float" office:value="65632" calcext:value-type="float">
            <text:p>65632</text:p>
          </table:table-cell>
          <table:table-cell table:formula="of:=[.B175]-[.B$2]" office:value-type="float" office:value="25.5246772766113" calcext:value-type="float">
            <text:p>25.5246772766</text:p>
          </table:table-cell>
          <table:table-cell table:formula="of:=[.C175]/([.D175]-[.D174])" office:value-type="float" office:value="1028920.80946988" calcext:value-type="float">
            <text:p>1028920.8094698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771306.1298" calcext:value-type="float">
            <text:p>1442771306.1298</text:p>
          </table:table-cell>
          <table:table-cell office:value-type="float" office:value="65632" calcext:value-type="float">
            <text:p>65632</text:p>
          </table:table-cell>
          <table:table-cell table:formula="of:=[.B176]-[.B$2]" office:value-type="float" office:value="25.5882413387299" calcext:value-type="float">
            <text:p>25.5882413387</text:p>
          </table:table-cell>
          <table:table-cell table:formula="of:=[.C176]/([.D176]-[.D175])" office:value-type="float" office:value="1032533.12976779" calcext:value-type="float">
            <text:p>1032533.1297677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771306.19329" calcext:value-type="float">
            <text:p>1442771306.19329</text:p>
          </table:table-cell>
          <table:table-cell office:value-type="float" office:value="65632" calcext:value-type="float">
            <text:p>65632</text:p>
          </table:table-cell>
          <table:table-cell table:formula="of:=[.B177]-[.B$2]" office:value-type="float" office:value="25.651727437973" calcext:value-type="float">
            <text:p>25.651727438</text:p>
          </table:table-cell>
          <table:table-cell table:formula="of:=[.C177]/([.D177]-[.D176])" office:value-type="float" office:value="1033801.11209253" calcext:value-type="float">
            <text:p>1033801.1120925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771306.25683" calcext:value-type="float">
            <text:p>1442771306.25683</text:p>
          </table:table-cell>
          <table:table-cell office:value-type="float" office:value="65632" calcext:value-type="float">
            <text:p>65632</text:p>
          </table:table-cell>
          <table:table-cell table:formula="of:=[.B178]-[.B$2]" office:value-type="float" office:value="25.7152719497681" calcext:value-type="float">
            <text:p>25.7152719498</text:p>
          </table:table-cell>
          <table:table-cell table:formula="of:=[.C178]/([.D178]-[.D177])" office:value-type="float" office:value="1032850.80246881" calcext:value-type="float">
            <text:p>1032850.8024688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771306.32046" calcext:value-type="float">
            <text:p>1442771306.32046</text:p>
          </table:table-cell>
          <table:table-cell office:value-type="float" office:value="65632" calcext:value-type="float">
            <text:p>65632</text:p>
          </table:table-cell>
          <table:table-cell table:formula="of:=[.B179]-[.B$2]" office:value-type="float" office:value="25.7788980007172" calcext:value-type="float">
            <text:p>25.7788980007</text:p>
          </table:table-cell>
          <table:table-cell table:formula="of:=[.C179]/([.D179]-[.D178])" office:value-type="float" office:value="1031527.16569677" calcext:value-type="float">
            <text:p>1031527.165696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771306.44423" calcext:value-type="float">
            <text:p>1442771306.44423</text:p>
          </table:table-cell>
          <table:table-cell office:value-type="float" office:value="65632" calcext:value-type="float">
            <text:p>65632</text:p>
          </table:table-cell>
          <table:table-cell table:formula="of:=[.B180]-[.B$2]" office:value-type="float" office:value="25.9026696681976" calcext:value-type="float">
            <text:p>25.9026696682</text:p>
          </table:table-cell>
          <table:table-cell table:formula="of:=[.C180]/([.D180]-[.D179])" office:value-type="float" office:value="530266.751155767" calcext:value-type="float">
            <text:p>530266.75115576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771306.50463" calcext:value-type="float">
            <text:p>1442771306.50463</text:p>
          </table:table-cell>
          <table:table-cell office:value-type="float" office:value="65632" calcext:value-type="float">
            <text:p>65632</text:p>
          </table:table-cell>
          <table:table-cell table:formula="of:=[.B181]-[.B$2]" office:value-type="float" office:value="25.9630737304687" calcext:value-type="float">
            <text:p>25.9630737305</text:p>
          </table:table-cell>
          <table:table-cell table:formula="of:=[.C181]/([.D181]-[.D180])" office:value-type="float" office:value="1086549.43943036" calcext:value-type="float">
            <text:p>1086549.439430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771306.5651" calcext:value-type="float">
            <text:p>1442771306.5651</text:p>
          </table:table-cell>
          <table:table-cell office:value-type="float" office:value="65632" calcext:value-type="float">
            <text:p>65632</text:p>
          </table:table-cell>
          <table:table-cell table:formula="of:=[.B182]-[.B$2]" office:value-type="float" office:value="26.0235419273376" calcext:value-type="float">
            <text:p>26.0235419273</text:p>
          </table:table-cell>
          <table:table-cell table:formula="of:=[.C182]/([.D182]-[.D181])" office:value-type="float" office:value="1085397.00865067" calcext:value-type="float">
            <text:p>1085397.0086506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771306.62597" calcext:value-type="float">
            <text:p>1442771306.62597</text:p>
          </table:table-cell>
          <table:table-cell office:value-type="float" office:value="65632" calcext:value-type="float">
            <text:p>65632</text:p>
          </table:table-cell>
          <table:table-cell table:formula="of:=[.B183]-[.B$2]" office:value-type="float" office:value="26.0844080448151" calcext:value-type="float">
            <text:p>26.0844080448</text:p>
          </table:table-cell>
          <table:table-cell table:formula="of:=[.C183]/([.D183]-[.D182])" office:value-type="float" office:value="1078301.07652835" calcext:value-type="float">
            <text:p>1078301.0765283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771306.6865" calcext:value-type="float">
            <text:p>1442771306.6865</text:p>
          </table:table-cell>
          <table:table-cell office:value-type="float" office:value="65632" calcext:value-type="float">
            <text:p>65632</text:p>
          </table:table-cell>
          <table:table-cell table:formula="of:=[.B184]-[.B$2]" office:value-type="float" office:value="26.1449365615845" calcext:value-type="float">
            <text:p>26.1449365616</text:p>
          </table:table-cell>
          <table:table-cell table:formula="of:=[.C184]/([.D184]-[.D183])" office:value-type="float" office:value="1084315.35254751" calcext:value-type="float">
            <text:p>1084315.3525475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771306.74719" calcext:value-type="float">
            <text:p>1442771306.74719</text:p>
          </table:table-cell>
          <table:table-cell office:value-type="float" office:value="65632" calcext:value-type="float">
            <text:p>65632</text:p>
          </table:table-cell>
          <table:table-cell table:formula="of:=[.B185]-[.B$2]" office:value-type="float" office:value="26.205628156662" calcext:value-type="float">
            <text:p>26.2056281567</text:p>
          </table:table-cell>
          <table:table-cell table:formula="of:=[.C185]/([.D185]-[.D184])" office:value-type="float" office:value="1081401.79733578" calcext:value-type="float">
            <text:p>1081401.7973357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771306.86794" calcext:value-type="float">
            <text:p>1442771306.86794</text:p>
          </table:table-cell>
          <table:table-cell office:value-type="float" office:value="65632" calcext:value-type="float">
            <text:p>65632</text:p>
          </table:table-cell>
          <table:table-cell table:formula="of:=[.B186]-[.B$2]" office:value-type="float" office:value="26.3263754844665" calcext:value-type="float">
            <text:p>26.3263754845</text:p>
          </table:table-cell>
          <table:table-cell table:formula="of:=[.C186]/([.D186]-[.D185])" office:value-type="float" office:value="543548.260597768" calcext:value-type="float">
            <text:p>543548.26059776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771306.9287" calcext:value-type="float">
            <text:p>1442771306.9287</text:p>
          </table:table-cell>
          <table:table-cell office:value-type="float" office:value="65632" calcext:value-type="float">
            <text:p>65632</text:p>
          </table:table-cell>
          <table:table-cell table:formula="of:=[.B187]-[.B$2]" office:value-type="float" office:value="26.3871393203735" calcext:value-type="float">
            <text:p>26.3871393204</text:p>
          </table:table-cell>
          <table:table-cell table:formula="of:=[.C187]/([.D187]-[.D186])" office:value-type="float" office:value="1080116.14178654" calcext:value-type="float">
            <text:p>1080116.1417865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771306.98946" calcext:value-type="float">
            <text:p>1442771306.98946</text:p>
          </table:table-cell>
          <table:table-cell office:value-type="float" office:value="65632" calcext:value-type="float">
            <text:p>65632</text:p>
          </table:table-cell>
          <table:table-cell table:formula="of:=[.B188]-[.B$2]" office:value-type="float" office:value="26.4479002952576" calcext:value-type="float">
            <text:p>26.4479002953</text:p>
          </table:table-cell>
          <table:table-cell table:formula="of:=[.C188]/([.D188]-[.D187])" office:value-type="float" office:value="1080167.00069845" calcext:value-type="float">
            <text:p>1080167.0006984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771310.01174" calcext:value-type="float">
            <text:p>1442771310.01174</text:p>
          </table:table-cell>
          <table:table-cell office:value-type="float" office:value="65632" calcext:value-type="float">
            <text:p>65632</text:p>
          </table:table-cell>
          <table:table-cell table:formula="of:=[.B189]-[.B$2]" office:value-type="float" office:value="29.4701764583588" calcext:value-type="float">
            <text:p>29.4701764584</text:p>
          </table:table-cell>
          <table:table-cell table:formula="of:=[.C189]/([.D189]-[.D188])" office:value-type="float" office:value="21716.0829977411" calcext:value-type="float">
            <text:p>21716.082997741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771310.03926" calcext:value-type="float">
            <text:p>1442771310.03926</text:p>
          </table:table-cell>
          <table:table-cell office:value-type="float" office:value="65632" calcext:value-type="float">
            <text:p>65632</text:p>
          </table:table-cell>
          <table:table-cell table:formula="of:=[.B190]-[.B$2]" office:value-type="float" office:value="29.4976937770844" calcext:value-type="float">
            <text:p>29.4976937771</text:p>
          </table:table-cell>
          <table:table-cell table:formula="of:=[.C190]/([.D190]-[.D189])" office:value-type="float" office:value="2385116.10286269" calcext:value-type="float">
            <text:p>2385116.1028626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771310.06678" calcext:value-type="float">
            <text:p>1442771310.06678</text:p>
          </table:table-cell>
          <table:table-cell office:value-type="float" office:value="65632" calcext:value-type="float">
            <text:p>65632</text:p>
          </table:table-cell>
          <table:table-cell table:formula="of:=[.B191]-[.B$2]" office:value-type="float" office:value="29.5252163410187" calcext:value-type="float">
            <text:p>29.525216341</text:p>
          </table:table-cell>
          <table:table-cell table:formula="of:=[.C191]/([.D191]-[.D190])" office:value-type="float" office:value="2384661.55103172" calcext:value-type="float">
            <text:p>2384661.5510317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771310.09429" calcext:value-type="float">
            <text:p>1442771310.09429</text:p>
          </table:table-cell>
          <table:table-cell office:value-type="float" office:value="65632" calcext:value-type="float">
            <text:p>65632</text:p>
          </table:table-cell>
          <table:table-cell table:formula="of:=[.B192]-[.B$2]" office:value-type="float" office:value="29.5527291297913" calcext:value-type="float">
            <text:p>29.5527291298</text:p>
          </table:table-cell>
          <table:table-cell table:formula="of:=[.C192]/([.D192]-[.D191])" office:value-type="float" office:value="2385508.80983041" calcext:value-type="float">
            <text:p>2385508.8098304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771310.12184" calcext:value-type="float">
            <text:p>1442771310.12184</text:p>
          </table:table-cell>
          <table:table-cell office:value-type="float" office:value="65632" calcext:value-type="float">
            <text:p>65632</text:p>
          </table:table-cell>
          <table:table-cell table:formula="of:=[.B193]-[.B$2]" office:value-type="float" office:value="29.5802819728851" calcext:value-type="float">
            <text:p>29.5802819729</text:p>
          </table:table-cell>
          <table:table-cell table:formula="of:=[.C193]/([.D193]-[.D192])" office:value-type="float" office:value="2382040.93045472" calcext:value-type="float">
            <text:p>2382040.9304547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771310.14934" calcext:value-type="float">
            <text:p>1442771310.14934</text:p>
          </table:table-cell>
          <table:table-cell office:value-type="float" office:value="65632" calcext:value-type="float">
            <text:p>65632</text:p>
          </table:table-cell>
          <table:table-cell table:formula="of:=[.B194]-[.B$2]" office:value-type="float" office:value="29.6077742576599" calcext:value-type="float">
            <text:p>29.6077742577</text:p>
          </table:table-cell>
          <table:table-cell table:formula="of:=[.C194]/([.D194]-[.D193])" office:value-type="float" office:value="2387287.94415103" calcext:value-type="float">
            <text:p>2387287.9441510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771310.17688" calcext:value-type="float">
            <text:p>1442771310.17688</text:p>
          </table:table-cell>
          <table:table-cell office:value-type="float" office:value="65632" calcext:value-type="float">
            <text:p>65632</text:p>
          </table:table-cell>
          <table:table-cell table:formula="of:=[.B195]-[.B$2]" office:value-type="float" office:value="29.6353163719177" calcext:value-type="float">
            <text:p>29.6353163719</text:p>
          </table:table-cell>
          <table:table-cell table:formula="of:=[.C195]/([.D195]-[.D194])" office:value-type="float" office:value="2382968.83767313" calcext:value-type="float">
            <text:p>2382968.8376731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771310.20439" calcext:value-type="float">
            <text:p>1442771310.20439</text:p>
          </table:table-cell>
          <table:table-cell office:value-type="float" office:value="65632" calcext:value-type="float">
            <text:p>65632</text:p>
          </table:table-cell>
          <table:table-cell table:formula="of:=[.B196]-[.B$2]" office:value-type="float" office:value="29.6628291606903" calcext:value-type="float">
            <text:p>29.6628291607</text:p>
          </table:table-cell>
          <table:table-cell table:formula="of:=[.C196]/([.D196]-[.D195])" office:value-type="float" office:value="2385508.80983041" calcext:value-type="float">
            <text:p>2385508.8098304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771310.23189" calcext:value-type="float">
            <text:p>1442771310.23189</text:p>
          </table:table-cell>
          <table:table-cell office:value-type="float" office:value="65632" calcext:value-type="float">
            <text:p>65632</text:p>
          </table:table-cell>
          <table:table-cell table:formula="of:=[.B197]-[.B$2]" office:value-type="float" office:value="29.6903307437897" calcext:value-type="float">
            <text:p>29.6903307438</text:p>
          </table:table-cell>
          <table:table-cell table:formula="of:=[.C197]/([.D197]-[.D196])" office:value-type="float" office:value="2386480.79868227" calcext:value-type="float">
            <text:p>2386480.7986822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771310.25941" calcext:value-type="float">
            <text:p>1442771310.25941</text:p>
          </table:table-cell>
          <table:table-cell office:value-type="float" office:value="65632" calcext:value-type="float">
            <text:p>65632</text:p>
          </table:table-cell>
          <table:table-cell table:formula="of:=[.B198]-[.B$2]" office:value-type="float" office:value="29.7178478240967" calcext:value-type="float">
            <text:p>29.7178478241</text:p>
          </table:table-cell>
          <table:table-cell table:formula="of:=[.C198]/([.D198]-[.D197])" office:value-type="float" office:value="2385136.76842698" calcext:value-type="float">
            <text:p>2385136.768426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771310.28694" calcext:value-type="float">
            <text:p>1442771310.28694</text:p>
          </table:table-cell>
          <table:table-cell office:value-type="float" office:value="65632" calcext:value-type="float">
            <text:p>65632</text:p>
          </table:table-cell>
          <table:table-cell table:formula="of:=[.B199]-[.B$2]" office:value-type="float" office:value="29.7453765869141" calcext:value-type="float">
            <text:p>29.7453765869</text:p>
          </table:table-cell>
          <table:table-cell table:formula="of:=[.C199]/([.D199]-[.D198])" office:value-type="float" office:value="2384124.57673387" calcext:value-type="float">
            <text:p>2384124.5767338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771310.31446" calcext:value-type="float">
            <text:p>1442771310.31446</text:p>
          </table:table-cell>
          <table:table-cell office:value-type="float" office:value="65632" calcext:value-type="float">
            <text:p>65632</text:p>
          </table:table-cell>
          <table:table-cell table:formula="of:=[.B200]-[.B$2]" office:value-type="float" office:value="29.772901058197" calcext:value-type="float">
            <text:p>29.7729010582</text:p>
          </table:table-cell>
          <table:table-cell table:formula="of:=[.C200]/([.D200]-[.D199])" office:value-type="float" office:value="2384496.30240978" calcext:value-type="float">
            <text:p>2384496.3024097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771310.34207" calcext:value-type="float">
            <text:p>1442771310.34207</text:p>
          </table:table-cell>
          <table:table-cell office:value-type="float" office:value="65632" calcext:value-type="float">
            <text:p>65632</text:p>
          </table:table-cell>
          <table:table-cell table:formula="of:=[.B201]-[.B$2]" office:value-type="float" office:value="29.8005051612854" calcext:value-type="float">
            <text:p>29.8005051613</text:p>
          </table:table-cell>
          <table:table-cell table:formula="of:=[.C201]/([.D201]-[.D200])" office:value-type="float" office:value="2377617.55163241" calcext:value-type="float">
            <text:p>2377617.551632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771310.36957" calcext:value-type="float">
            <text:p>1442771310.36957</text:p>
          </table:table-cell>
          <table:table-cell office:value-type="float" office:value="65632" calcext:value-type="float">
            <text:p>65632</text:p>
          </table:table-cell>
          <table:table-cell table:formula="of:=[.B202]-[.B$2]" office:value-type="float" office:value="29.8280117511749" calcext:value-type="float">
            <text:p>29.8280117512</text:p>
          </table:table-cell>
          <table:table-cell table:formula="of:=[.C202]/([.D202]-[.D201])" office:value-type="float" office:value="2386046.4079188" calcext:value-type="float">
            <text:p>2386046.407918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771310.39707" calcext:value-type="float">
            <text:p>1442771310.39707</text:p>
          </table:table-cell>
          <table:table-cell office:value-type="float" office:value="65632" calcext:value-type="float">
            <text:p>65632</text:p>
          </table:table-cell>
          <table:table-cell table:formula="of:=[.B203]-[.B$2]" office:value-type="float" office:value="29.8555037975311" calcext:value-type="float">
            <text:p>29.8555037975</text:p>
          </table:table-cell>
          <table:table-cell table:formula="of:=[.C203]/([.D203]-[.D202])" office:value-type="float" office:value="2387308.64736796" calcext:value-type="float">
            <text:p>2387308.6473679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771310.42457" calcext:value-type="float">
            <text:p>1442771310.42457</text:p>
          </table:table-cell>
          <table:table-cell office:value-type="float" office:value="65632" calcext:value-type="float">
            <text:p>65632</text:p>
          </table:table-cell>
          <table:table-cell table:formula="of:=[.B204]-[.B$2]" office:value-type="float" office:value="29.8830077648163" calcext:value-type="float">
            <text:p>29.8830077648</text:p>
          </table:table-cell>
          <table:table-cell table:formula="of:=[.C204]/([.D204]-[.D203])" office:value-type="float" office:value="2386273.92621359" calcext:value-type="float">
            <text:p>2386273.9262135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771310.45203" calcext:value-type="float">
            <text:p>1442771310.45203</text:p>
          </table:table-cell>
          <table:table-cell office:value-type="float" office:value="65632" calcext:value-type="float">
            <text:p>65632</text:p>
          </table:table-cell>
          <table:table-cell table:formula="of:=[.B205]-[.B$2]" office:value-type="float" office:value="29.9104647636414" calcext:value-type="float">
            <text:p>29.9104647636</text:p>
          </table:table-cell>
          <table:table-cell table:formula="of:=[.C205]/([.D205]-[.D204])" office:value-type="float" office:value="2390355.93140158" calcext:value-type="float">
            <text:p>2390355.9314015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771310.47953" calcext:value-type="float">
            <text:p>1442771310.47953</text:p>
          </table:table-cell>
          <table:table-cell office:value-type="float" office:value="65632" calcext:value-type="float">
            <text:p>65632</text:p>
          </table:table-cell>
          <table:table-cell table:formula="of:=[.B206]-[.B$2]" office:value-type="float" office:value="29.937970161438" calcext:value-type="float">
            <text:p>29.9379701614</text:p>
          </table:table-cell>
          <table:table-cell table:formula="of:=[.C206]/([.D206]-[.D205])" office:value-type="float" office:value="2386149.81994695" calcext:value-type="float">
            <text:p>2386149.8199469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771320.43983" calcext:value-type="float">
            <text:p>1442771320.43983</text:p>
          </table:table-cell>
          <table:table-cell office:value-type="float" office:value="65632" calcext:value-type="float">
            <text:p>65632</text:p>
          </table:table-cell>
          <table:table-cell table:formula="of:=[.B207]-[.B$2]" office:value-type="float" office:value="39.8982663154602" calcext:value-type="float">
            <text:p>39.8982663155</text:p>
          </table:table-cell>
          <table:table-cell table:formula="of:=[.C207]/([.D207]-[.D206])" office:value-type="float" office:value="6589.36230259541" calcext:value-type="float">
            <text:p>6589.36230259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0T12:55:23.719605336</dc:date>
    <meta:editing-duration>PT5M6S</meta:editing-duration>
    <meta:editing-cycles>1</meta:editing-cycles>
    <meta:document-statistic meta:table-count="1" meta:cell-count="1035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4.201cm" style:legend-expansion="high" chart:style-name="ch2"/>
        <chart:plot-area chart:style-name="ch3" table:cell-range-address="'sink_1.receiver_i.routed_msg_sub.network'.D1:'sink_1.receiver_i.routed_msg_sub.network'.E207" chart:data-source-has-labels="row" svg:x="0.32cm" svg:y="0.18cm" svg:width="11.793cm" svg:height="8.64cm">
          <chartooo:coordinate-region svg:x="1.867cm" svg:y="0.379cm" svg:width="10.05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k_1.receiver_i.routed_msg_sub.network'.E2:'sink_1.receiver_i.routed_msg_sub.network'.E207" chart:label-cell-address="'sink_1.receiver_i.routed_msg_sub.network'.E1:'sink_1.receiver_i.routed_msg_sub.network'.E1" chart:class="chart:scatter">
            <chart:domain table:cell-range-address="'sink_1.receiver_i.routed_msg_sub.network'.D2:'sink_1.receiver_i.routed_msg_sub.network'.D207"/>
            <chart:data-point chart:repeated="20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ata rate (bps)</text:p>
                <draw:g>
                  <svg:desc>'sink_1.receiver_i.routed_msg_sub.network'.E1:'sink_1.receiver_i.routed_msg_s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k_1.receiver_i.routed_msg_sub.network'.D2:'sink_1.receiver_i.routed_msg_sub.network'.D207</svg:desc>
                </draw:g>
              </table:table-cell>
              <table:table-cell office:value-type="float" office:value="0">
                <text:p>0</text:p>
                <draw:g>
                  <svg:desc>'sink_1.receiver_i.routed_msg_sub.network'.E2:'sink_1.receiver_i.routed_msg_sub.network'.E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470742225647">
                <text:p>0.16470742225647</text:p>
              </table:table-cell>
              <table:table-cell office:value-type="float" office:value="398476.274480229">
                <text:p>398476.2744802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7624635696411">
                <text:p>0.247624635696411</text:p>
              </table:table-cell>
              <table:table-cell office:value-type="float" office:value="791536.488952786">
                <text:p>791536.488952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6454420089722">
                <text:p>0.306454420089722</text:p>
              </table:table-cell>
              <table:table-cell office:value-type="float" office:value="1115625.37032624">
                <text:p>1115625.37032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2822484970093">
                <text:p>0.412822484970093</text:p>
              </table:table-cell>
              <table:table-cell office:value-type="float" office:value="617027.301134173">
                <text:p>617027.301134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5608806610107">
                <text:p>0.495608806610107</text:p>
              </table:table-cell>
              <table:table-cell office:value-type="float" office:value="792787.971488721">
                <text:p>792787.9714887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1309127807617">
                <text:p>0.531309127807617</text:p>
              </table:table-cell>
              <table:table-cell office:value-type="float" office:value="1838414.83209339">
                <text:p>1838414.832093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133451461792">
                <text:p>0.66133451461792</text:p>
              </table:table-cell>
              <table:table-cell office:value-type="float" office:value="504762.96675627">
                <text:p>504762.966756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44135856628418">
                <text:p>0.744135856628418</text:p>
              </table:table-cell>
              <table:table-cell office:value-type="float" office:value="792644.157768346">
                <text:p>792644.1577683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7074766159058">
                <text:p>0.827074766159058</text:p>
              </table:table-cell>
              <table:table-cell office:value-type="float" office:value="791329.429955357">
                <text:p>791329.4299553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05831575393677">
                <text:p>0.905831575393677</text:p>
              </table:table-cell>
              <table:table-cell office:value-type="float" office:value="833350.16537402">
                <text:p>833350.165374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3471155166626">
                <text:p>0.983471155166626</text:p>
              </table:table-cell>
              <table:table-cell office:value-type="float" office:value="845342.03033988">
                <text:p>845342.030339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6110501289368">
                <text:p>1.06110501289368</text:p>
              </table:table-cell>
              <table:table-cell office:value-type="float" office:value="845404.336736073">
                <text:p>845404.3367360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3867020606995">
                <text:p>1.13867020606995</text:p>
              </table:table-cell>
              <table:table-cell office:value-type="float" office:value="846152.730527584">
                <text:p>846152.730527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9365634918213">
                <text:p>1.29365634918213</text:p>
              </table:table-cell>
              <table:table-cell office:value-type="float" office:value="423470.115986395">
                <text:p>423470.115986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7093544006348">
                <text:p>1.37093544006348</text:p>
              </table:table-cell>
              <table:table-cell office:value-type="float" office:value="849285.353275826">
                <text:p>849285.3532758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974780082703">
                <text:p>1.44974780082703</text:p>
              </table:table-cell>
              <table:table-cell office:value-type="float" office:value="832762.771780266">
                <text:p>832762.7717802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2760982513428">
                <text:p>1.52760982513428</text:p>
              </table:table-cell>
              <table:table-cell office:value-type="float" office:value="842926.967079739">
                <text:p>842926.9670797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0518527030945">
                <text:p>1.60518527030945</text:p>
              </table:table-cell>
              <table:table-cell office:value-type="float" office:value="846040.90703957">
                <text:p>846040.907039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509895324707">
                <text:p>1.6509895324707</text:p>
              </table:table-cell>
              <table:table-cell office:value-type="float" office:value="1432879.75623188">
                <text:p>1432879.756231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0220518112183">
                <text:p>1.70220518112183</text:p>
              </table:table-cell>
              <table:table-cell office:value-type="float" office:value="1281483.33036022">
                <text:p>1281483.330360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3806228637695">
                <text:p>1.83806228637695</text:p>
              </table:table-cell>
              <table:table-cell office:value-type="float" office:value="483095.822458084">
                <text:p>483095.8224580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0247273445129">
                <text:p>1.90247273445129</text:p>
              </table:table-cell>
              <table:table-cell office:value-type="float" office:value="1018965.12075571">
                <text:p>1018965.12075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6749925613403">
                <text:p>1.96749925613403</text:p>
              </table:table-cell>
              <table:table-cell office:value-type="float" office:value="1009311.25180299">
                <text:p>1009311.251802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3161573410034">
                <text:p>2.03161573410034</text:p>
              </table:table-cell>
              <table:table-cell office:value-type="float" office:value="1023637.01316357">
                <text:p>1023637.013163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9653043746948">
                <text:p>2.09653043746948</text:p>
              </table:table-cell>
              <table:table-cell office:value-type="float" office:value="1011049.83299054">
                <text:p>1011049.832990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684877872467">
                <text:p>2.1684877872467</text:p>
              </table:table-cell>
              <table:table-cell office:value-type="float" office:value="912095.848487961">
                <text:p>912095.8484879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3246598243713">
                <text:p>2.23246598243713</text:p>
              </table:table-cell>
              <table:table-cell office:value-type="float" office:value="1025849.50708046">
                <text:p>1025849.507080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6932349205017">
                <text:p>2.36932349205017</text:p>
              </table:table-cell>
              <table:table-cell office:value-type="float" office:value="479564.476845835">
                <text:p>479564.4768458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40830540657043">
                <text:p>2.40830540657043</text:p>
              </table:table-cell>
              <table:table-cell office:value-type="float" office:value="1683652.55549168">
                <text:p>1683652.555491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47613096237183">
                <text:p>2.47613096237183</text:p>
              </table:table-cell>
              <table:table-cell office:value-type="float" office:value="967658.859916831">
                <text:p>967658.8599168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53525996208191">
                <text:p>2.53525996208191</text:p>
              </table:table-cell>
              <table:table-cell office:value-type="float" office:value="1109979.87995403">
                <text:p>1109979.879954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60954666137695">
                <text:p>2.60954666137695</text:p>
              </table:table-cell>
              <table:table-cell office:value-type="float" office:value="883495.977379879">
                <text:p>883495.9773798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3667964935303">
                <text:p>2.63667964935303</text:p>
              </table:table-cell>
              <table:table-cell office:value-type="float" office:value="2418900.56700995">
                <text:p>2418900.567009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73600196838379">
                <text:p>2.73600196838379</text:p>
              </table:table-cell>
              <table:table-cell office:value-type="float" office:value="660798.102989044">
                <text:p>660798.1029890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81021404266357">
                <text:p>2.81021404266357</text:p>
              </table:table-cell>
              <table:table-cell office:value-type="float" office:value="884384.389426475">
                <text:p>884384.3894264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7796640396118">
                <text:p>2.87796640396118</text:p>
              </table:table-cell>
              <table:table-cell office:value-type="float" office:value="968704.245032973">
                <text:p>968704.2450329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93676948547363">
                <text:p>2.93676948547363</text:p>
              </table:table-cell>
              <table:table-cell office:value-type="float" office:value="1116131.9834251">
                <text:p>1116131.98342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1131892204285">
                <text:p>3.01131892204285</text:p>
              </table:table-cell>
              <table:table-cell office:value-type="float" office:value="880382.240569523">
                <text:p>880382.2405695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7886171340942">
                <text:p>3.07886171340942</text:p>
              </table:table-cell>
              <table:table-cell office:value-type="float" office:value="971709.914146032">
                <text:p>971709.9141460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13768744468689">
                <text:p>3.13768744468689</text:p>
              </table:table-cell>
              <table:table-cell office:value-type="float" office:value="1115702.23734969">
                <text:p>1115702.237349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2067973613739">
                <text:p>3.2067973613739</text:p>
              </table:table-cell>
              <table:table-cell office:value-type="float" office:value="949675.57691087">
                <text:p>949675.576910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27976560592651">
                <text:p>3.27976560592651</text:p>
              </table:table-cell>
              <table:table-cell office:value-type="float" office:value="899459.763660305">
                <text:p>899459.7636603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33884954452515">
                <text:p>3.33884954452515</text:p>
              </table:table-cell>
              <table:table-cell office:value-type="float" office:value="1110826.42011815">
                <text:p>1110826.420118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4078094959259">
                <text:p>3.4078094959259</text:p>
              </table:table-cell>
              <table:table-cell office:value-type="float" office:value="951740.8099461">
                <text:p>951740.80994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48107314109802">
                <text:p>3.48107314109802</text:p>
              </table:table-cell>
              <table:table-cell office:value-type="float" office:value="895833.122223307">
                <text:p>895833.1222233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53982210159302">
                <text:p>3.53982210159302</text:p>
              </table:table-cell>
              <table:table-cell office:value-type="float" office:value="1117160.19223168">
                <text:p>1117160.192231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60903120040894">
                <text:p>3.60903120040894</text:p>
              </table:table-cell>
              <table:table-cell office:value-type="float" office:value="948314.616472145">
                <text:p>948314.6164721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68195962905884">
                <text:p>3.68195962905884</text:p>
              </table:table-cell>
              <table:table-cell office:value-type="float" office:value="899950.831452446">
                <text:p>899950.8314524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7405002117157">
                <text:p>3.7405002117157</text:p>
              </table:table-cell>
              <table:table-cell office:value-type="float" office:value="1121136.77420511">
                <text:p>1121136.774205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8100414276123">
                <text:p>3.8100414276123</text:p>
              </table:table-cell>
              <table:table-cell office:value-type="float" office:value="943785.626319525">
                <text:p>943785.6263195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88317799568176">
                <text:p>3.88317799568176</text:p>
              </table:table-cell>
              <table:table-cell office:value-type="float" office:value="897389.660636921">
                <text:p>897389.6606369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9779486656189">
                <text:p>3.9779486656189</text:p>
              </table:table-cell>
              <table:table-cell office:value-type="float" office:value="692534.937692612">
                <text:p>692534.9376926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04146718978882">
                <text:p>4.04146718978882</text:p>
              </table:table-cell>
              <table:table-cell office:value-type="float" office:value="1033273.37745481">
                <text:p>1033273.377454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12810301780701">
                <text:p>4.12810301780701</text:p>
              </table:table-cell>
              <table:table-cell office:value-type="float" office:value="757561.871356745">
                <text:p>757561.8713567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17903184890747">
                <text:p>4.17903184890747</text:p>
              </table:table-cell>
              <table:table-cell office:value-type="float" office:value="1288700.30161368">
                <text:p>1288700.301613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28508591651917">
                <text:p>4.28508591651917</text:p>
              </table:table-cell>
              <table:table-cell office:value-type="float" office:value="618854.15126466">
                <text:p>618854.151264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34125542640686">
                <text:p>4.34125542640686</text:p>
              </table:table-cell>
              <table:table-cell office:value-type="float" office:value="1168463.10625149">
                <text:p>1168463.106251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40704369544983">
                <text:p>4.40704369544983</text:p>
              </table:table-cell>
              <table:table-cell office:value-type="float" office:value="997624.66705323">
                <text:p>997624.667053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48600101470947">
                <text:p>4.48600101470947</text:p>
              </table:table-cell>
              <table:table-cell office:value-type="float" office:value="831233.894658651">
                <text:p>831233.8946586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58118176460266">
                <text:p>4.58118176460266</text:p>
              </table:table-cell>
              <table:table-cell office:value-type="float" office:value="689551.196787712">
                <text:p>689551.1967877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64438390731812">
                <text:p>4.64438390731812</text:p>
              </table:table-cell>
              <table:table-cell office:value-type="float" office:value="1038445.80547665">
                <text:p>1038445.805476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68398594856262">
                <text:p>4.68398594856262</text:p>
              </table:table-cell>
              <table:table-cell office:value-type="float" office:value="1657288.30983185">
                <text:p>1657288.309831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78209114074707">
                <text:p>4.78209114074707</text:p>
              </table:table-cell>
              <table:table-cell office:value-type="float" office:value="668996.192134305">
                <text:p>668996.1921343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80601310729981">
                <text:p>4.80601310729981</text:p>
              </table:table-cell>
              <table:table-cell office:value-type="float" office:value="2743587.14846117">
                <text:p>2743587.148461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88465404510498">
                <text:p>4.88465404510498</text:p>
              </table:table-cell>
              <table:table-cell office:value-type="float" office:value="834578.043341701">
                <text:p>834578.0433417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94015121459961">
                <text:p>4.94015121459961</text:p>
              </table:table-cell>
              <table:table-cell office:value-type="float" office:value="1182618.87223549">
                <text:p>1182618.872235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99782776832581">
                <text:p>4.99782776832581</text:p>
              </table:table-cell>
              <table:table-cell office:value-type="float" office:value="1137932.06701583">
                <text:p>1137932.067015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07136011123657">
                <text:p>5.07136011123657</text:p>
              </table:table-cell>
              <table:table-cell office:value-type="float" office:value="892559.619372473">
                <text:p>892559.6193724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12619280815125">
                <text:p>5.12619280815125</text:p>
              </table:table-cell>
              <table:table-cell office:value-type="float" office:value="1196950.06251712">
                <text:p>1196950.062517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17953014373779">
                <text:p>5.17953014373779</text:p>
              </table:table-cell>
              <table:table-cell office:value-type="float" office:value="1230507.6599393">
                <text:p>1230507.65993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24764370918274">
                <text:p>5.24764370918274</text:p>
              </table:table-cell>
              <table:table-cell office:value-type="float" office:value="963567.236148399">
                <text:p>963567.2361483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31654620170593">
                <text:p>5.31654620170593</text:p>
              </table:table-cell>
              <table:table-cell office:value-type="float" office:value="952534.481650392">
                <text:p>952534.4816503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37946629524231">
                <text:p>5.37946629524231</text:p>
              </table:table-cell>
              <table:table-cell office:value-type="float" office:value="1043100.80152782">
                <text:p>1043100.801527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44840955734253">
                <text:p>5.44840955734253</text:p>
              </table:table-cell>
              <table:table-cell office:value-type="float" office:value="951971.200675038">
                <text:p>951971.2006750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5170955657959">
                <text:p>5.5170955657959</text:p>
              </table:table-cell>
              <table:table-cell office:value-type="float" office:value="955536.673011906">
                <text:p>955536.6730119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56745862960815">
                <text:p>5.56745862960815</text:p>
              </table:table-cell>
              <table:table-cell office:value-type="float" office:value="1303177.26984728">
                <text:p>1303177.269847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63466477394104">
                <text:p>5.63466477394104</text:p>
              </table:table-cell>
              <table:table-cell office:value-type="float" office:value="976577.374754774">
                <text:p>976577.3747547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65306258201599">
                <text:p>5.65306258201599</text:p>
              </table:table-cell>
              <table:table-cell office:value-type="float" office:value="3567381.49091569">
                <text:p>3567381.490915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71805763244629">
                <text:p>5.71805763244629</text:p>
              </table:table-cell>
              <table:table-cell office:value-type="float" office:value="1009799.97038983">
                <text:p>1009799.970389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76855731010437">
                <text:p>5.76855731010437</text:p>
              </table:table-cell>
              <table:table-cell office:value-type="float" office:value="1299651.86004504">
                <text:p>1299651.860045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8358519077301">
                <text:p>5.8358519077301</text:p>
              </table:table-cell>
              <table:table-cell office:value-type="float" office:value="975293.742969099">
                <text:p>975293.7429690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94723176956177">
                <text:p>5.94723176956177</text:p>
              </table:table-cell>
              <table:table-cell office:value-type="float" office:value="589262.71698194">
                <text:p>589262.716981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00818753242493">
                <text:p>6.00818753242493</text:p>
              </table:table-cell>
              <table:table-cell office:value-type="float" office:value="1076715.25902052">
                <text:p>1076715.259020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08783912658691">
                <text:p>6.08783912658691</text:p>
              </table:table-cell>
              <table:table-cell office:value-type="float" office:value="823988.530179626">
                <text:p>823988.5301796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14889049530029">
                <text:p>6.14889049530029</text:p>
              </table:table-cell>
              <table:table-cell office:value-type="float" office:value="1075029.13338644">
                <text:p>1075029.133386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2511739730835">
                <text:p>6.2511739730835</text:p>
              </table:table-cell>
              <table:table-cell office:value-type="float" office:value="641667.661507478">
                <text:p>641667.6615074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33042335510254">
                <text:p>6.33042335510254</text:p>
              </table:table-cell>
              <table:table-cell office:value-type="float" office:value="828170.495818241">
                <text:p>828170.4958182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39122319221497">
                <text:p>6.39122319221497</text:p>
              </table:table-cell>
              <table:table-cell office:value-type="float" office:value="1079476.57620592">
                <text:p>1079476.576205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43161773681641">
                <text:p>6.43161773681641</text:p>
              </table:table-cell>
              <table:table-cell office:value-type="float" office:value="1624773.85616224">
                <text:p>1624773.856162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51261687278748">
                <text:p>6.51261687278748</text:p>
              </table:table-cell>
              <table:table-cell office:value-type="float" office:value="810280.248216993">
                <text:p>810280.2482169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48597717285156">
                <text:p>9.48597717285156</text:p>
              </table:table-cell>
              <table:table-cell office:value-type="float" office:value="22073.3424060937">
                <text:p>22073.34240609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51350235939026">
                <text:p>9.51350235939026</text:p>
              </table:table-cell>
              <table:table-cell office:value-type="float" office:value="2384434.3400809">
                <text:p>2384434.34008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54102420806885">
                <text:p>9.54102420806885</text:p>
              </table:table-cell>
              <table:table-cell office:value-type="float" office:value="2384723.52517001">
                <text:p>2384723.52517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56850814819336">
                <text:p>9.56850814819336</text:p>
              </table:table-cell>
              <table:table-cell office:value-type="float" office:value="2388012.77046393">
                <text:p>2388012.770463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9605026245117">
                <text:p>9.59605026245117</text:p>
              </table:table-cell>
              <table:table-cell office:value-type="float" office:value="2382968.83767313">
                <text:p>2382968.837673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2357687950134">
                <text:p>9.62357687950134</text:p>
              </table:table-cell>
              <table:table-cell office:value-type="float" office:value="2384310.42508337">
                <text:p>2384310.425083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65109372138977">
                <text:p>9.65109372138977</text:p>
              </table:table-cell>
              <table:table-cell office:value-type="float" office:value="2385157.43434939">
                <text:p>2385157.434349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67860078811646">
                <text:p>9.67860078811646</text:p>
              </table:table-cell>
              <table:table-cell office:value-type="float" office:value="2386005.04561726">
                <text:p>2386005.045617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70610046386719">
                <text:p>9.70610046386719</text:p>
              </table:table-cell>
              <table:table-cell office:value-type="float" office:value="2386646.32248444">
                <text:p>2386646.322484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73360204696655">
                <text:p>9.73360204696655</text:p>
              </table:table-cell>
              <table:table-cell office:value-type="float" office:value="2386480.79868227">
                <text:p>2386480.798682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7611026763916">
                <text:p>9.7611026763916</text:p>
              </table:table-cell>
              <table:table-cell office:value-type="float" office:value="2386563.55771331">
                <text:p>2386563.557713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.9466881752014">
                <text:p>19.9466881752014</text:p>
              </table:table-cell>
              <table:table-cell office:value-type="float" office:value="6443.61583412845">
                <text:p>6443.615834128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0718939304352">
                <text:p>20.0718939304352</text:p>
              </table:table-cell>
              <table:table-cell office:value-type="float" office:value="524193.156117003">
                <text:p>524193.1561170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1940133571625">
                <text:p>20.1940133571625</text:p>
              </table:table-cell>
              <table:table-cell office:value-type="float" office:value="537441.107929232">
                <text:p>537441.1079292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.2762463092804">
                <text:p>20.2762463092804</text:p>
              </table:table-cell>
              <table:table-cell office:value-type="float" office:value="798122.873004552">
                <text:p>798122.8730045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.3124754428863">
                <text:p>20.3124754428863</text:p>
              </table:table-cell>
              <table:table-cell office:value-type="float" office:value="1811580.7215773">
                <text:p>1811580.72157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.4411110877991">
                <text:p>20.4411110877991</text:p>
              </table:table-cell>
              <table:table-cell office:value-type="float" office:value="510216.278268219">
                <text:p>510216.2782682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.5231201648712">
                <text:p>20.5231201648712</text:p>
              </table:table-cell>
              <table:table-cell office:value-type="float" office:value="800301.653709179">
                <text:p>800301.6537091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.6057636737823">
                <text:p>20.6057636737823</text:p>
              </table:table-cell>
              <table:table-cell office:value-type="float" office:value="794157.954626232">
                <text:p>794157.9546262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.6882073879242">
                <text:p>20.6882073879242</text:p>
              </table:table-cell>
              <table:table-cell office:value-type="float" office:value="796082.523490865">
                <text:p>796082.5234908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.7706820964813">
                <text:p>20.7706820964813</text:p>
              </table:table-cell>
              <table:table-cell office:value-type="float" office:value="795783.351626369">
                <text:p>795783.3516263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.8517153263092">
                <text:p>20.8517153263092</text:p>
              </table:table-cell>
              <table:table-cell office:value-type="float" office:value="809939.331548379">
                <text:p>809939.3315483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.9306380748749">
                <text:p>20.9306380748749</text:p>
              </table:table-cell>
              <table:table-cell office:value-type="float" office:value="831598.001752128">
                <text:p>831598.0017521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.0090699195862">
                <text:p>21.0090699195862</text:p>
              </table:table-cell>
              <table:table-cell office:value-type="float" office:value="836802.962388325">
                <text:p>836802.9623883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.0874106884003">
                <text:p>21.0874106884003</text:p>
              </table:table-cell>
              <table:table-cell office:value-type="float" office:value="837775.796606662">
                <text:p>837775.7966066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.1660108566284">
                <text:p>21.1660108566284</text:p>
              </table:table-cell>
              <table:table-cell office:value-type="float" office:value="835010.935466356">
                <text:p>835010.9354663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.2447967529297">
                <text:p>21.2447967529297</text:p>
              </table:table-cell>
              <table:table-cell office:value-type="float" office:value="833042.499751855">
                <text:p>833042.4997518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.3336260318756">
                <text:p>21.3336260318756</text:p>
              </table:table-cell>
              <table:table-cell office:value-type="float" office:value="738855.485250029">
                <text:p>738855.4852500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.4793763160706">
                <text:p>21.4793763160706</text:p>
              </table:table-cell>
              <table:table-cell office:value-type="float" office:value="450304.439284762">
                <text:p>450304.4392847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.5577368736267">
                <text:p>21.5577368736267</text:p>
              </table:table-cell>
              <table:table-cell office:value-type="float" office:value="837564.229337812">
                <text:p>837564.2293378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.6366846561432">
                <text:p>21.6366846561432</text:p>
              </table:table-cell>
              <table:table-cell office:value-type="float" office:value="831334.306144698">
                <text:p>831334.3061446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.7151153087616">
                <text:p>21.7151153087616</text:p>
              </table:table-cell>
              <table:table-cell office:value-type="float" office:value="836815.681227619">
                <text:p>836815.6812276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.793651342392">
                <text:p>21.793651342392</text:p>
              </table:table-cell>
              <table:table-cell office:value-type="float" office:value="835692.827433789">
                <text:p>835692.8274337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.8651692867279">
                <text:p>21.8651692867279</text:p>
              </table:table-cell>
              <table:table-cell office:value-type="float" office:value="917699.755067207">
                <text:p>917699.7550672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.9295992851257">
                <text:p>21.9295992851257</text:p>
              </table:table-cell>
              <table:table-cell office:value-type="float" office:value="1018655.93096481">
                <text:p>1018655.930964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.0581722259521">
                <text:p>22.0581722259521</text:p>
              </table:table-cell>
              <table:table-cell office:value-type="float" office:value="510465.10702908">
                <text:p>510465.107029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.1221332550049">
                <text:p>22.1221332550049</text:p>
              </table:table-cell>
              <table:table-cell office:value-type="float" office:value="1026124.82900936">
                <text:p>1026124.829009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.1867558956146">
                <text:p>22.1867558956146</text:p>
              </table:table-cell>
              <table:table-cell office:value-type="float" office:value="1015619.2842127">
                <text:p>1015619.28421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.2511012554169">
                <text:p>22.2511012554169</text:p>
              </table:table-cell>
              <table:table-cell office:value-type="float" office:value="1019995.8505432">
                <text:p>1019995.85054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.3156404495239">
                <text:p>22.3156404495239</text:p>
              </table:table-cell>
              <table:table-cell office:value-type="float" office:value="1016932.43784748">
                <text:p>1016932.437847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2.4438343048096">
                <text:p>22.4438343048096</text:p>
              </table:table-cell>
              <table:table-cell office:value-type="float" office:value="511974.61729938">
                <text:p>511974.617299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.5081248283386">
                <text:p>22.5081248283386</text:p>
              </table:table-cell>
              <table:table-cell office:value-type="float" office:value="1020865.85078656">
                <text:p>1020865.850786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.5724229812622">
                <text:p>22.5724229812622</text:p>
              </table:table-cell>
              <table:table-cell office:value-type="float" office:value="1020744.71840585">
                <text:p>1020744.718405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.6370449066162">
                <text:p>22.6370449066162</text:p>
              </table:table-cell>
              <table:table-cell office:value-type="float" office:value="1015630.52540547">
                <text:p>1015630.525405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.7014057636261">
                <text:p>22.7014057636261</text:p>
              </table:table-cell>
              <table:table-cell office:value-type="float" office:value="1019750.24959529">
                <text:p>1019750.249595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.765834569931">
                <text:p>22.765834569931</text:p>
              </table:table-cell>
              <table:table-cell office:value-type="float" office:value="1018674.77862889">
                <text:p>1018674.778628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.8300614356995">
                <text:p>22.8300614356995</text:p>
              </table:table-cell>
              <table:table-cell office:value-type="float" office:value="1021877.67088984">
                <text:p>1021877.670889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.9627339839935">
                <text:p>22.9627339839935</text:p>
              </table:table-cell>
              <table:table-cell office:value-type="float" office:value="494691.636242091">
                <text:p>494691.6362420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.0294737815857">
                <text:p>23.0294737815857</text:p>
              </table:table-cell>
              <table:table-cell office:value-type="float" office:value="983401.244352992">
                <text:p>983401.2443529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.095771074295">
                <text:p>23.095771074295</text:p>
              </table:table-cell>
              <table:table-cell office:value-type="float" office:value="989965.009396881">
                <text:p>989965.0093968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.1622135639191">
                <text:p>23.1622135639191</text:p>
              </table:table-cell>
              <table:table-cell office:value-type="float" office:value="987801.636744653">
                <text:p>987801.6367446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.2292306423187">
                <text:p>23.2292306423187</text:p>
              </table:table-cell>
              <table:table-cell office:value-type="float" office:value="979332.456252446">
                <text:p>979332.4562524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.2955367565155">
                <text:p>23.2955367565155</text:p>
              </table:table-cell>
              <table:table-cell office:value-type="float" office:value="989833.302630633">
                <text:p>989833.3026306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.3621413707733">
                <text:p>23.3621413707733</text:p>
              </table:table-cell>
              <table:table-cell office:value-type="float" office:value="985397.194043528">
                <text:p>985397.1940435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.4285342693329">
                <text:p>23.4285342693329</text:p>
              </table:table-cell>
              <table:table-cell office:value-type="float" office:value="988539.458645753">
                <text:p>988539.4586457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.5613675117493">
                <text:p>23.5613675117493</text:p>
              </table:table-cell>
              <table:table-cell office:value-type="float" office:value="494093.186359696">
                <text:p>494093.1863596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.6281034946442">
                <text:p>23.6281034946442</text:p>
              </table:table-cell>
              <table:table-cell office:value-type="float" office:value="983457.456577269">
                <text:p>983457.4565772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.694525718689">
                <text:p>23.694525718689</text:p>
              </table:table-cell>
              <table:table-cell office:value-type="float" office:value="988103.017383657">
                <text:p>988103.0173836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.7611577510834">
                <text:p>23.7611577510834</text:p>
              </table:table-cell>
              <table:table-cell office:value-type="float" office:value="984991.717069505">
                <text:p>984991.7170695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.8277871608734">
                <text:p>23.8277871608734</text:p>
              </table:table-cell>
              <table:table-cell office:value-type="float" office:value="985030.487390147">
                <text:p>985030.4873901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.8942937850952">
                <text:p>23.8942937850952</text:p>
              </table:table-cell>
              <table:table-cell office:value-type="float" office:value="986849.06605867">
                <text:p>986849.066058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3.9611825942993">
                <text:p>23.9611825942993</text:p>
              </table:table-cell>
              <table:table-cell office:value-type="float" office:value="981210.471242408">
                <text:p>981210.4712424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.0936222076416">
                <text:p>24.0936222076416</text:p>
              </table:table-cell>
              <table:table-cell office:value-type="float" office:value="495561.700488936">
                <text:p>495561.7004889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.1601746082306">
                <text:p>24.1601746082306</text:p>
              </table:table-cell>
              <table:table-cell office:value-type="float" office:value="986170.287159536">
                <text:p>986170.2871595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.2267322540283">
                <text:p>24.2267322540283</text:p>
              </table:table-cell>
              <table:table-cell office:value-type="float" office:value="986092.570032562">
                <text:p>986092.5700325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.2933773994446">
                <text:p>24.2933773994446</text:p>
              </table:table-cell>
              <table:table-cell office:value-type="float" office:value="984797.911236719">
                <text:p>984797.9112367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4.3599321842194">
                <text:p>24.3599321842194</text:p>
              </table:table-cell>
              <table:table-cell office:value-type="float" office:value="986134.959674155">
                <text:p>986134.9596741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.4265444278717">
                <text:p>24.4265444278717</text:p>
              </table:table-cell>
              <table:table-cell office:value-type="float" office:value="985284.332149811">
                <text:p>985284.33214981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.5590908527374">
                <text:p>24.5590908527374</text:p>
              </table:table-cell>
              <table:table-cell office:value-type="float" office:value="495162.355880131">
                <text:p>495162.3558801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.6256768703461">
                <text:p>24.6256768703461</text:p>
              </table:table-cell>
              <table:table-cell office:value-type="float" office:value="985672.403262652">
                <text:p>985672.4032626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.6921460628509">
                <text:p>24.6921460628509</text:p>
              </table:table-cell>
              <table:table-cell office:value-type="float" office:value="987404.804040288">
                <text:p>987404.8040402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.758971452713">
                <text:p>24.758971452713</text:p>
              </table:table-cell>
              <table:table-cell office:value-type="float" office:value="982141.670037034">
                <text:p>982141.6700370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.8256072998047">
                <text:p>24.8256072998047</text:p>
              </table:table-cell>
              <table:table-cell office:value-type="float" office:value="984935.329323663">
                <text:p>984935.3293236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.8894007205963">
                <text:p>24.8894007205963</text:p>
              </table:table-cell>
              <table:table-cell office:value-type="float" office:value="1028820.82800324">
                <text:p>1028820.828003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4.9530634880066">
                <text:p>24.9530634880066</text:p>
              </table:table-cell>
              <table:table-cell office:value-type="float" office:value="1030932.2492538">
                <text:p>1030932.24925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.0165615081787">
                <text:p>25.0165615081787</text:p>
              </table:table-cell>
              <table:table-cell office:value-type="float" office:value="1033607.02935456">
                <text:p>1033607.029354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.0797905921936">
                <text:p>25.0797905921936</text:p>
              </table:table-cell>
              <table:table-cell office:value-type="float" office:value="1038003.33379085">
                <text:p>1038003.333790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.1431751251221">
                <text:p>25.1431751251221</text:p>
              </table:table-cell>
              <table:table-cell office:value-type="float" office:value="1035457.65769182">
                <text:p>1035457.657691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.2702326774597">
                <text:p>25.2702326774597</text:p>
              </table:table-cell>
              <table:table-cell office:value-type="float" office:value="516553.31613494">
                <text:p>516553.316134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.3336379528046">
                <text:p>25.3336379528046</text:p>
              </table:table-cell>
              <table:table-cell office:value-type="float" office:value="1035118.91783516">
                <text:p>1035118.917835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.3973722457886">
                <text:p>25.3973722457886</text:p>
              </table:table-cell>
              <table:table-cell office:value-type="float" office:value="1029775.28936372">
                <text:p>1029775.289363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.4608900547028">
                <text:p>25.4608900547028</text:p>
              </table:table-cell>
              <table:table-cell office:value-type="float" office:value="1033285.01284847">
                <text:p>1033285.012848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.5246772766113">
                <text:p>25.5246772766113</text:p>
              </table:table-cell>
              <table:table-cell office:value-type="float" office:value="1028920.80946988">
                <text:p>1028920.809469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.5882413387299">
                <text:p>25.5882413387299</text:p>
              </table:table-cell>
              <table:table-cell office:value-type="float" office:value="1032533.12976779">
                <text:p>1032533.129767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.651727437973">
                <text:p>25.651727437973</text:p>
              </table:table-cell>
              <table:table-cell office:value-type="float" office:value="1033801.11209253">
                <text:p>1033801.112092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.7152719497681">
                <text:p>25.7152719497681</text:p>
              </table:table-cell>
              <table:table-cell office:value-type="float" office:value="1032850.80246881">
                <text:p>1032850.802468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.7788980007172">
                <text:p>25.7788980007172</text:p>
              </table:table-cell>
              <table:table-cell office:value-type="float" office:value="1031527.16569677">
                <text:p>1031527.165696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.9026696681976">
                <text:p>25.9026696681976</text:p>
              </table:table-cell>
              <table:table-cell office:value-type="float" office:value="530266.751155767">
                <text:p>530266.7511557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.9630737304687">
                <text:p>25.9630737304687</text:p>
              </table:table-cell>
              <table:table-cell office:value-type="float" office:value="1086549.43943036">
                <text:p>1086549.439430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.0235419273376">
                <text:p>26.0235419273376</text:p>
              </table:table-cell>
              <table:table-cell office:value-type="float" office:value="1085397.00865067">
                <text:p>1085397.008650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6.0844080448151">
                <text:p>26.0844080448151</text:p>
              </table:table-cell>
              <table:table-cell office:value-type="float" office:value="1078301.07652835">
                <text:p>1078301.076528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.1449365615845">
                <text:p>26.1449365615845</text:p>
              </table:table-cell>
              <table:table-cell office:value-type="float" office:value="1084315.35254751">
                <text:p>1084315.352547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.205628156662">
                <text:p>26.205628156662</text:p>
              </table:table-cell>
              <table:table-cell office:value-type="float" office:value="1081401.79733578">
                <text:p>1081401.797335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.3263754844665">
                <text:p>26.3263754844665</text:p>
              </table:table-cell>
              <table:table-cell office:value-type="float" office:value="543548.260597768">
                <text:p>543548.2605977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.3871393203735">
                <text:p>26.3871393203735</text:p>
              </table:table-cell>
              <table:table-cell office:value-type="float" office:value="1080116.14178654">
                <text:p>1080116.141786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.4479002952576">
                <text:p>26.4479002952576</text:p>
              </table:table-cell>
              <table:table-cell office:value-type="float" office:value="1080167.00069845">
                <text:p>1080167.000698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.4701764583588">
                <text:p>29.4701764583588</text:p>
              </table:table-cell>
              <table:table-cell office:value-type="float" office:value="21716.0829977411">
                <text:p>21716.08299774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.4976937770844">
                <text:p>29.4976937770844</text:p>
              </table:table-cell>
              <table:table-cell office:value-type="float" office:value="2385116.10286269">
                <text:p>2385116.102862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.5252163410187">
                <text:p>29.5252163410187</text:p>
              </table:table-cell>
              <table:table-cell office:value-type="float" office:value="2384661.55103172">
                <text:p>2384661.551031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.5527291297913">
                <text:p>29.5527291297913</text:p>
              </table:table-cell>
              <table:table-cell office:value-type="float" office:value="2385508.80983041">
                <text:p>2385508.809830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.5802819728851">
                <text:p>29.5802819728851</text:p>
              </table:table-cell>
              <table:table-cell office:value-type="float" office:value="2382040.93045472">
                <text:p>2382040.930454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.6077742576599">
                <text:p>29.6077742576599</text:p>
              </table:table-cell>
              <table:table-cell office:value-type="float" office:value="2387287.94415103">
                <text:p>2387287.944151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9.6353163719177">
                <text:p>29.6353163719177</text:p>
              </table:table-cell>
              <table:table-cell office:value-type="float" office:value="2382968.83767313">
                <text:p>2382968.837673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.6628291606903">
                <text:p>29.6628291606903</text:p>
              </table:table-cell>
              <table:table-cell office:value-type="float" office:value="2385508.80983041">
                <text:p>2385508.809830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.6903307437897">
                <text:p>29.6903307437897</text:p>
              </table:table-cell>
              <table:table-cell office:value-type="float" office:value="2386480.79868227">
                <text:p>2386480.798682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.7178478240967">
                <text:p>29.7178478240967</text:p>
              </table:table-cell>
              <table:table-cell office:value-type="float" office:value="2385136.76842698">
                <text:p>2385136.768426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.7453765869141">
                <text:p>29.7453765869141</text:p>
              </table:table-cell>
              <table:table-cell office:value-type="float" office:value="2384124.57673387">
                <text:p>2384124.576733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.772901058197">
                <text:p>29.772901058197</text:p>
              </table:table-cell>
              <table:table-cell office:value-type="float" office:value="2384496.30240978">
                <text:p>2384496.302409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.8005051612854">
                <text:p>29.8005051612854</text:p>
              </table:table-cell>
              <table:table-cell office:value-type="float" office:value="2377617.55163241">
                <text:p>2377617.551632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.8280117511749">
                <text:p>29.8280117511749</text:p>
              </table:table-cell>
              <table:table-cell office:value-type="float" office:value="2386046.4079188">
                <text:p>2386046.40791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9.8555037975311">
                <text:p>29.8555037975311</text:p>
              </table:table-cell>
              <table:table-cell office:value-type="float" office:value="2387308.64736796">
                <text:p>2387308.647367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.8830077648163">
                <text:p>29.8830077648163</text:p>
              </table:table-cell>
              <table:table-cell office:value-type="float" office:value="2386273.92621359">
                <text:p>2386273.9262135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.9104647636414">
                <text:p>29.9104647636414</text:p>
              </table:table-cell>
              <table:table-cell office:value-type="float" office:value="2390355.93140158">
                <text:p>2390355.931401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.937970161438">
                <text:p>29.937970161438</text:p>
              </table:table-cell>
              <table:table-cell office:value-type="float" office:value="2386149.81994695">
                <text:p>2386149.819946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9.8982663154602">
                <text:p>39.8982663154602</text:p>
              </table:table-cell>
              <table:table-cell office:value-type="float" office:value="6589.36230259541">
                <text:p>6589.362302595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